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Cont">
      <style:text-properties fo:font-style="normal" style:font-style-asian="normal" style:font-style-complex="normal"/>
    </style:style>
    <style:style style:name="P2" style:family="paragraph" style:parent-style-name="Body_20_Text">
      <style:text-properties fo:font-style="normal" style:font-style-asian="normal" style:font-style-complex="normal"/>
    </style:style>
    <style:style style:name="P3" style:family="paragraph" style:parent-style-name="Body_20_Text">
      <style:text-properties fo:font-style="normal" fo:font-weight="normal" style:font-style-asian="normal" style:font-weight-asian="normal" style:font-style-complex="normal" style:font-weight-complex="normal"/>
    </style:style>
    <style:style style:name="P4" style:family="paragraph" style:parent-style-name="Body_20_Text_20_Cont">
      <style:text-properties fo:font-style="normal" style:font-style-asian="normal" style:font-style-complex="normal"/>
    </style:style>
    <style:style style:name="P5" style:family="paragraph" style:parent-style-name="Body_20_Text_20_Cont">
      <style:text-properties fo:font-style="normal" fo:font-weight="normal" style:font-style-asian="normal" style:font-weight-asian="normal" style:font-style-complex="normal" style:font-weight-complex="normal"/>
    </style:style>
    <style:style style:name="P6" style:family="paragraph" style:parent-style-name="Body_20_Text_20_Cont">
      <style:text-properties fo:font-weight="bold" style:font-weight-asian="bold" style:font-weight-complex="bold"/>
    </style:style>
    <style:style style:name="P7" style:family="paragraph" style:parent-style-name="Body_20_Text">
      <style:text-properties fo:font-style="normal" style:font-style-asian="normal" style:font-style-complex="normal"/>
    </style:style>
    <style:style style:name="P8" style:family="paragraph" style:parent-style-name="Body_20_Text">
      <style:text-properties fo:font-style="normal" fo:font-weight="normal" style:font-style-asian="normal" style:font-weight-asian="normal" style:font-style-complex="normal" style:font-weight-complex="normal"/>
    </style:style>
    <style:style style:name="P9" style:family="paragraph" style:parent-style-name="Code_20_Caption">
      <style:text-properties fo:font-style="italic" style:font-style-asian="italic" style:font-style-complex="italic"/>
    </style:style>
    <style:style style:name="P10" style:family="paragraph" style:parent-style-name="Results_20_Single">
      <style:text-properties fo:font-style="normal" fo:font-weight="normal" style:font-style-asian="normal" style:font-weight-asian="normal" style:font-style-complex="normal" style:font-weight-complex="normal"/>
    </style:style>
    <style:style style:name="P11" style:family="paragraph" style:parent-style-name="Heading_20_2">
      <style:text-properties fo:font-style="normal" fo:font-weight="bold" style:font-style-asian="normal" style:font-weight-asian="bold" style:font-style-complex="normal" style:font-weight-complex="bold"/>
    </style:style>
    <style:style style:name="P12" style:family="paragraph" style:parent-style-name="Code">
      <style:text-properties fo:font-style="normal" style:font-style-asian="normal" style:font-style-complex="normal"/>
    </style:style>
    <style:style style:name="P13" style:family="paragraph" style:parent-style-name="Code_20_First">
      <style:text-properties fo:font-style="normal" style:font-style-asian="normal" style:font-style-complex="normal"/>
    </style:style>
    <style:style style:name="P14" style:family="paragraph" style:parent-style-name="Code_20_Last">
      <style:text-properties fo:font-style="normal" style:font-style-asian="normal" style:font-style-complex="normal"/>
    </style:style>
    <style:style style:name="P15" style:family="paragraph" style:parent-style-name="Body_20_Text_20_First">
      <style:text-properties fo:font-style="normal" style:font-style-asian="normal" style:font-style-complex="normal"/>
    </style:style>
    <style:style style:name="P16" style:family="paragraph" style:parent-style-name="Body_20_Text_20_First">
      <style:text-properties fo:font-style="normal" fo:font-weight="normal" style:font-style-asian="normal" style:font-weight-asian="normal" style:font-style-complex="normal" style:font-weight-complex="normal"/>
    </style:style>
    <style:style style:name="P17" style:family="paragraph" style:parent-style-name="Body_20_Text_20_First">
      <style:text-properties fo:font-weight="normal" style:font-weight-asian="normal" style:font-weight-complex="normal"/>
    </style:style>
    <style:style style:name="P18" style:family="paragraph" style:parent-style-name="Heading_20_1">
      <style:text-properties fo:font-style="normal" fo:font-weight="bold" style:font-style-asian="normal" style:font-weight-asian="bold" style:font-style-complex="normal" style:font-weight-complex="bold"/>
    </style:style>
    <style:style style:name="P19" style:family="paragraph" style:parent-style-name="Code_20_Last" style:list-style-name="Numbering_20_1"/>
    <style:style style:name="P20" style:family="paragraph" style:parent-style-name="Chapter_20_Number" style:master-page-name="Standard">
      <style:paragraph-properties style:page-number="auto"/>
    </style:style>
    <style:style style:name="P21" style:family="paragraph" style:parent-style-name="Bullet_20_Last" style:list-style-name="L2"/>
    <style:style style:name="P22" style:family="paragraph" style:parent-style-name="Body_20_Text">
      <style:text-properties fo:font-style="normal" style:font-style-asian="normal" style:font-style-complex="normal"/>
    </style:style>
    <style:style style:name="P23" style:family="paragraph" style:parent-style-name="Body_20_Text">
      <style:text-properties fo:font-style="normal" fo:font-weight="normal" style:font-style-asian="normal" style:font-weight-asian="normal" style:font-style-complex="normal" style:font-weight-complex="normal"/>
    </style:style>
    <style:style style:name="P24" style:family="paragraph" style:parent-style-name="Bullet_20_First" style:list-style-name="L1"/>
    <style:style style:name="P25" style:family="paragraph" style:parent-style-name="Bullet_20_First" style:list-style-name="L2"/>
    <style:style style:name="P26" style:family="paragraph" style:parent-style-name="Code_20_First" style:list-style-name="Numbering_20_1"/>
    <style:style style:name="P27" style:family="paragraph" style:parent-style-name="Body_20_Text_20_Cont">
      <style:text-properties fo:font-style="normal" style:font-style-asian="normal" style:font-style-complex="normal"/>
    </style:style>
    <style:style style:name="P28" style:family="paragraph" style:parent-style-name="Body_20_Text_20_Cont">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66171120">
          <text:insertion>
            <office:change-info>
              <dc:creator>Ray Lischner</dc:creator>
              <dc:date>2008-10-04T22:12:00</dc:date>
            </office:change-info>
          </text:insertion>
        </text:changed-region>
        <text:changed-region text:id="ct142249768">
          <text:deletion>
            <office:change-info>
              <dc:creator>Ray Lischner</dc:creator>
              <dc:date>2008-10-04T22:12:00</dc:date>
            </office:change-info>
            <text:p text:style-name="P1">1</text:p>
          </text:deletion>
        </text:changed-region>
        <text:changed-region text:id="ct142894328">
          <text:insertion>
            <office:change-info>
              <dc:creator>Ray Lischner</dc:creator>
              <dc:date>2008-10-04T22:12:00</dc:date>
            </office:change-info>
          </text:insertion>
        </text:changed-region>
        <text:changed-region text:id="ct153843768">
          <text:insertion>
            <office:change-info>
              <dc:creator>Ray Lischner</dc:creator>
              <dc:date>2008-10-04T22:13:00</dc:date>
            </office:change-info>
          </text:insertion>
        </text:changed-region>
        <text:changed-region text:id="ct169565728">
          <text:deletion>
            <office:change-info>
              <dc:creator>Ray Lischner</dc:creator>
              <dc:date>2008-10-04T22:12:00</dc:date>
            </office:change-info>
            <text:p text:style-name="P2">e</text:p>
          </text:deletion>
        </text:changed-region>
        <text:changed-region text:id="ct175059312">
          <text:insertion>
            <office:change-info>
              <dc:creator>Ray Lischner</dc:creator>
              <dc:date>2008-10-04T22:13:00</dc:date>
            </office:change-info>
          </text:insertion>
        </text:changed-region>
        <text:changed-region text:id="ct175661056">
          <text:insertion>
            <office:change-info>
              <dc:creator>Ray Lischner</dc:creator>
              <dc:date>2008-10-04T22:13:00</dc:date>
            </office:change-info>
          </text:insertion>
        </text:changed-region>
        <text:changed-region text:id="ct156338760">
          <text:insertion>
            <office:change-info>
              <dc:creator>Ray Lischner</dc:creator>
              <dc:date>2008-10-04T22:14:00</dc:date>
            </office:change-info>
          </text:insertion>
        </text:changed-region>
        <text:changed-region text:id="ct167675040">
          <text:deletion>
            <office:change-info>
              <dc:creator>Ray Lischner</dc:creator>
              <dc:date>2008-10-04T22:14:00</dc:date>
            </office:change-info>
            <text:p text:style-name="Body_20_Text"><text:span text:style-name="T1">and use the same name as that of a function in a base class, the derived class function </text:span><text:span text:style-name="T2">hides</text:span><text:span text:style-name="T1"> the base class function</text:span></text:p>
          </text:deletion>
        </text:changed-region>
        <text:changed-region text:id="ct155550912">
          <text:insertion>
            <office:change-info>
              <dc:creator>Ray Lischner</dc:creator>
              <dc:date>2008-10-04T22:14:00</dc:date>
            </office:change-info>
          </text:insertion>
        </text:changed-region>
        <text:changed-region text:id="ct165268640">
          <text:deletion>
            <office:change-info>
              <dc:creator>Ray Lischner</dc:creator>
              <dc:date>2008-10-04T22:14:00</dc:date>
            </office:change-info>
            <text:p text:style-name="Body_20_Text"><text:span text:style-name="T1">the base-class</text:span></text:p>
          </text:deletion>
        </text:changed-region>
        <text:changed-region text:id="ct166945016">
          <text:deletion>
            <office:change-info>
              <dc:creator>Ray Lischner</dc:creator>
              <dc:date>2008-10-06T18:38:00</dc:date>
            </office:change-info>
            <text:p text:style-name="Body_20_Text"><text:span text:style-name="T1">object </text:span></text:p>
          </text:deletion>
        </text:changed-region>
        <text:changed-region text:id="ct169812504">
          <text:insertion>
            <office:change-info>
              <dc:creator>Ray Lischner</dc:creator>
              <dc:date>2008-10-06T18:38:00</dc:date>
            </office:change-info>
          </text:insertion>
        </text:changed-region>
        <text:changed-region text:id="ct173489920">
          <text:deletion>
            <office:change-info>
              <dc:creator>Ray Lischner</dc:creator>
              <dc:date>2008-10-06T18:38:00</dc:date>
            </office:change-info>
            <text:p text:style-name="Body_20_Text"><text:span text:style-name="T1">take place </text:span></text:p>
          </text:deletion>
        </text:changed-region>
        <text:changed-region text:id="ct172679568">
          <text:deletion>
            <office:change-info>
              <dc:creator>Ray Lischner</dc:creator>
              <dc:date>2008-10-06T18:38:00</dc:date>
            </office:change-info>
            <text:p text:style-name="Body_20_Text"><text:span text:style-name="T1">, considering</text:span></text:p>
          </text:deletion>
        </text:changed-region>
        <text:changed-region text:id="ct175714328">
          <text:insertion>
            <office:change-info>
              <dc:creator>Ray Lischner</dc:creator>
              <dc:date>2008-10-06T18:38:00</dc:date>
            </office:change-info>
          </text:insertion>
        </text:changed-region>
        <text:changed-region text:id="ct163944232">
          <text:insertion>
            <office:change-info>
              <dc:creator>Ray Lischner</dc:creator>
              <dc:date>2008-10-06T18:39:00</dc:date>
            </office:change-info>
          </text:insertion>
        </text:changed-region>
        <text:changed-region text:id="ct165310008">
          <text:deletion>
            <office:change-info>
              <dc:creator>Ray Lischner</dc:creator>
              <dc:date>2008-10-06T18:39:00</dc:date>
            </office:change-info>
            <text:p text:style-name="Body_20_Text"><text:span text:style-name="T1">name</text:span></text:p>
          </text:deletion>
        </text:changed-region>
        <text:changed-region text:id="ct160215392">
          <text:deletion>
            <office:change-info>
              <dc:creator>Ray Lischner</dc:creator>
              <dc:date>2008-10-04T22:14:00</dc:date>
            </office:change-info>
            <text:p text:style-name="Body_20_Text"><text:span text:style-name="T1">s</text:span></text:p>
          </text:deletion>
        </text:changed-region>
        <text:changed-region text:id="ct160178480">
          <text:insertion>
            <office:change-info>
              <dc:creator>Ray Lischner</dc:creator>
              <dc:date>2008-10-04T22:15:00</dc:date>
            </office:change-info>
          </text:insertion>
        </text:changed-region>
        <text:changed-region text:id="ct162766352">
          <text:deletion>
            <office:change-info>
              <dc:creator>Ray Lischner</dc:creator>
              <dc:date>2008-10-04T22:15:00</dc:date>
            </office:change-info>
            <text:p text:style-name="Body_20_Text"><text:span text:style-name="T1">1</text:span></text:p>
          </text:deletion>
        </text:changed-region>
        <text:changed-region text:id="ct165184056">
          <text:deletion>
            <office:change-info>
              <dc:creator>Ray Lischner</dc:creator>
              <dc:date>2008-10-04T22:15:00</dc:date>
            </office:change-info>
            <text:p text:style-name="Body_20_Text_20_Cont"><text:span text:style-name="Code_20_Inline"><text:span text:style-name="T3">static_cast&lt;</text:span></text:span></text:p>
          </text:deletion>
        </text:changed-region>
        <text:changed-region text:id="ct174913048">
          <text:deletion>
            <office:change-info>
              <dc:creator>Ray Lischner</dc:creator>
              <dc:date>2008-10-04T22:15:00</dc:date>
            </office:change-info>
            <text:p text:style-name="Body_20_Text_20_Cont"><text:span text:style-name="Code_20_Inline"><text:span text:style-name="T3">&gt;</text:span></text:span></text:p>
          </text:deletion>
        </text:changed-region>
        <text:changed-region text:id="ct160237504">
          <text:insertion>
            <office:change-info>
              <dc:creator>Ray Lischner</dc:creator>
              <dc:date>2008-10-04T22:17:00</dc:date>
            </office:change-info>
          </text:insertion>
        </text:changed-region>
        <text:changed-region text:id="ct163580760">
          <text:deletion>
            <office:change-info>
              <dc:creator>Ray Lischner</dc:creator>
              <dc:date>2008-10-04T22:17:00</dc:date>
            </office:change-info>
            <text:p text:style-name="P3">or</text:p>
          </text:deletion>
        </text:changed-region>
        <text:changed-region text:id="ct142891672">
          <text:insertion>
            <office:change-info>
              <dc:creator>Ray Lischner</dc:creator>
              <dc:date>2008-10-04T22:16:00</dc:date>
            </office:change-info>
          </text:insertion>
        </text:changed-region>
        <text:changed-region text:id="ct160937544">
          <text:deletion>
            <office:change-info>
              <dc:creator>Ray Lischner</dc:creator>
              <dc:date>2008-10-04T22:16:00</dc:date>
            </office:change-info>
            <text:p text:style-name="P3">1</text:p>
          </text:deletion>
        </text:changed-region>
        <text:changed-region text:id="ct155595536">
          <text:deletion>
            <office:change-info>
              <dc:creator>Ray Lischner</dc:creator>
              <dc:date>2008-10-04T22:17:00</dc:date>
            </office:change-info>
            <text:p text:style-name="Body_20_Text"><text:span text:style-name="T4"><text:s/>in that scope</text:span></text:p>
          </text:deletion>
        </text:changed-region>
        <text:changed-region text:id="ct166480704">
          <text:insertion>
            <office:change-info>
              <dc:creator>Ray Lischner</dc:creator>
              <dc:date>2008-10-04T22:19:00</dc:date>
            </office:change-info>
          </text:insertion>
        </text:changed-region>
        <text:changed-region text:id="ct175622624">
          <text:insertion>
            <office:change-info>
              <dc:creator>Ray Lischner</dc:creator>
              <dc:date>2008-10-04T22:19:00</dc:date>
            </office:change-info>
          </text:insertion>
        </text:changed-region>
        <text:changed-region text:id="ct140404184">
          <text:deletion>
            <office:change-info>
              <dc:creator>Ray Lischner</dc:creator>
              <dc:date>2008-10-04T22:19:00</dc:date>
            </office:change-info>
            <text:p text:style-name="Body_20_Text"><text:span text:style-name="T4">can be converted to </text:span></text:p>
          </text:deletion>
        </text:changed-region>
        <text:changed-region text:id="ct157105416">
          <text:deletion>
            <office:change-info>
              <dc:creator>Ray Lischner</dc:creator>
              <dc:date>2008-10-04T22:19:00</dc:date>
            </office:change-info>
            <text:p text:style-name="Body_20_Text"><text:span text:style-name="T4">s</text:span></text:p>
          </text:deletion>
        </text:changed-region>
        <text:changed-region text:id="ct157024040">
          <text:insertion>
            <office:change-info>
              <dc:creator>Ray Lischner</dc:creator>
              <dc:date>2008-10-04T22:20:00</dc:date>
            </office:change-info>
          </text:insertion>
        </text:changed-region>
        <text:changed-region text:id="ct172892704">
          <text:deletion>
            <office:change-info>
              <dc:creator>Ray Lischner</dc:creator>
              <dc:date>2008-10-04T22:20:00</dc:date>
            </office:change-info>
            <text:p text:style-name="Body_20_Text">3</text:p>
          </text:deletion>
        </text:changed-region>
        <text:changed-region text:id="ct159737472">
          <text:insertion>
            <office:change-info>
              <dc:creator>Ray Lischner</dc:creator>
              <dc:date>2008-10-04T22:21:00</dc:date>
            </office:change-info>
          </text:insertion>
        </text:changed-region>
        <text:changed-region text:id="ct155323296">
          <text:deletion>
            <office:change-info>
              <dc:creator>Ray Lischner</dc:creator>
              <dc:date>2008-10-04T22:21:00</dc:date>
            </office:change-info>
            <text:p text:style-name="Code"><text:s/></text:p>
          </text:deletion>
        </text:changed-region>
        <text:changed-region text:id="ct175707864">
          <text:insertion>
            <office:change-info>
              <dc:creator>Ray Lischner</dc:creator>
              <dc:date>2008-10-04T22:21:00</dc:date>
            </office:change-info>
          </text:insertion>
        </text:changed-region>
        <text:changed-region text:id="ct157721848">
          <text:insertion>
            <office:change-info>
              <dc:creator>Ray Lischner</dc:creator>
              <dc:date>2008-10-04T22:21:00</dc:date>
            </office:change-info>
          </text:insertion>
        </text:changed-region>
        <text:changed-region text:id="ct153832632">
          <text:insertion>
            <office:change-info>
              <dc:creator>Ray Lischner</dc:creator>
              <dc:date>2008-10-04T22:21:00</dc:date>
            </office:change-info>
          </text:insertion>
        </text:changed-region>
        <text:changed-region text:id="ct142802248">
          <text:deletion>
            <office:change-info>
              <dc:creator>Ray Lischner</dc:creator>
              <dc:date>2008-10-04T22:21:00</dc:date>
            </office:change-info>
            <text:p text:style-name="Code"><text:s/></text:p>
          </text:deletion>
        </text:changed-region>
        <text:changed-region text:id="ct142697688">
          <text:insertion>
            <office:change-info>
              <dc:creator>Ray Lischner</dc:creator>
              <dc:date>2008-10-04T22:21:00</dc:date>
            </office:change-info>
          </text:insertion>
        </text:changed-region>
        <text:changed-region text:id="ct158715000">
          <text:deletion>
            <office:change-info>
              <dc:creator>Ray Lischner</dc:creator>
              <dc:date>2008-10-06T18:45:00</dc:date>
            </office:change-info>
            <text:p text:style-name="Code"><text:s/>= 42</text:p>
          </text:deletion>
        </text:changed-region>
        <text:changed-region text:id="ct157250272">
          <text:deletion>
            <office:change-info>
              <dc:creator>Ray Lischner</dc:creator>
              <dc:date>2008-10-06T18:46:00</dc:date>
            </office:change-info>
            <text:p text:style-name="Code">int</text:p>
          </text:deletion>
        </text:changed-region>
        <text:changed-region text:id="ct162723960">
          <text:deletion>
            <office:change-info>
              <dc:creator>Ray Lischner</dc:creator>
              <dc:date>2008-10-06T18:46:00</dc:date>
            </office:change-info>
            <text:p text:style-name="Code">int</text:p>
          </text:deletion>
        </text:changed-region>
        <text:changed-region text:id="ct165157760">
          <text:insertion>
            <office:change-info>
              <dc:creator>Ray Lischner</dc:creator>
              <dc:date>2008-10-04T22:21:00</dc:date>
            </office:change-info>
          </text:insertion>
        </text:changed-region>
        <text:changed-region text:id="ct154830552">
          <text:insertion>
            <office:change-info>
              <dc:creator>Ray Lischner</dc:creator>
              <dc:date>2008-10-04T22:22:00</dc:date>
            </office:change-info>
          </text:insertion>
        </text:changed-region>
        <text:changed-region text:id="ct160659208">
          <text:insertion>
            <office:change-info>
              <dc:creator>Ray Lischner</dc:creator>
              <dc:date>2008-10-04T22:22:00</dc:date>
            </office:change-info>
          </text:insertion>
        </text:changed-region>
        <text:changed-region text:id="ct159906256">
          <text:insertion>
            <office:change-info>
              <dc:creator>Ray Lischner</dc:creator>
              <dc:date>2008-10-04T22:22:00</dc:date>
            </office:change-info>
          </text:insertion>
        </text:changed-region>
        <text:changed-region text:id="ct165187280">
          <text:deletion>
            <office:change-info>
              <dc:creator>Ray Lischner</dc:creator>
              <dc:date>2008-10-04T22:22:00</dc:date>
            </office:change-info>
            <text:p text:style-name="Code"><text:s/></text:p>
          </text:deletion>
        </text:changed-region>
        <text:changed-region text:id="ct161055120">
          <text:insertion>
            <office:change-info>
              <dc:creator>Ray Lischner</dc:creator>
              <dc:date>2008-10-04T22:22:00</dc:date>
            </office:change-info>
          </text:insertion>
        </text:changed-region>
        <text:changed-region text:id="ct162747768">
          <text:insertion>
            <office:change-info>
              <dc:creator>Ray Lischner</dc:creator>
              <dc:date>2008-10-04T22:22:00</dc:date>
            </office:change-info>
          </text:insertion>
        </text:changed-region>
        <text:changed-region text:id="ct160421776">
          <text:deletion>
            <office:change-info>
              <dc:creator>Ray Lischner</dc:creator>
              <dc:date>2008-10-04T22:22:00</dc:date>
            </office:change-info>
            <text:p text:style-name="Code"><text:s/></text:p>
          </text:deletion>
        </text:changed-region>
        <text:changed-region text:id="ct157121456">
          <text:insertion>
            <office:change-info>
              <dc:creator>Ray Lischner</dc:creator>
              <dc:date>2008-10-04T22:22:00</dc:date>
            </office:change-info>
          </text:insertion>
        </text:changed-region>
        <text:changed-region text:id="ct160403720">
          <text:deletion>
            <office:change-info>
              <dc:creator>Ray Lischner</dc:creator>
              <dc:date>2008-10-04T22:24:00</dc:date>
            </office:change-info>
            <text:p text:style-name="P2">s</text:p>
          </text:deletion>
        </text:changed-region>
        <text:changed-region text:id="ct156967656">
          <text:deletion>
            <office:change-info>
              <dc:creator>Ray Lischner</dc:creator>
              <dc:date>2008-10-06T18:48:00</dc:date>
            </office:change-info>
            <text:p text:style-name="P2">argument</text:p>
          </text:deletion>
        </text:changed-region>
        <text:changed-region text:id="ct153412504">
          <text:deletion>
            <office:change-info>
              <dc:creator>Ray Lischner</dc:creator>
              <dc:date>2008-10-04T22:24:00</dc:date>
            </office:change-info>
            <text:p text:style-name="P2">that have actual corresponding </text:p>
          </text:deletion>
        </text:changed-region>
        <text:changed-region text:id="ct156873664">
          <text:deletion>
            <office:change-info>
              <dc:creator>Ray Lischner</dc:creator>
              <dc:date>2008-10-06T18:48:00</dc:date>
            </office:change-info>
            <text:p text:style-name="P2"><text:s/>If the compiler must use default arguments, it does not consider their types when checking for viability or picking the best viable function. In effect, the compiler considers only those parameters </text:p>
          </text:deletion>
        </text:changed-region>
        <text:changed-region text:id="ct155779808">
          <text:insertion>
            <office:change-info>
              <dc:creator>Ray Lischner</dc:creator>
              <dc:date>2008-10-04T22:26:00</dc:date>
            </office:change-info>
          </text:insertion>
        </text:changed-region>
        <text:changed-region text:id="ct157282536">
          <text:deletion>
            <office:change-info>
              <dc:creator>Ray Lischner</dc:creator>
              <dc:date>2008-10-04T22:26:00</dc:date>
            </office:change-info>
            <text:p text:style-name="Body_20_Text"><text:span text:style-name="T4">0</text:span></text:p>
          </text:deletion>
        </text:changed-region>
        <text:changed-region text:id="ct152089640">
          <text:insertion>
            <office:change-info>
              <dc:creator>Ray Lischner</dc:creator>
              <dc:date>2008-10-04T22:27:00</dc:date>
            </office:change-info>
          </text:insertion>
        </text:changed-region>
        <text:changed-region text:id="ct160857688">
          <text:deletion>
            <office:change-info>
              <dc:creator>Ray Lischner</dc:creator>
              <dc:date>2008-10-04T22:27:00</dc:date>
            </office:change-info>
            <text:p text:style-name="Body_20_Text"><text:span text:style-name="T4">41</text:span></text:p>
          </text:deletion>
        </text:changed-region>
        <text:changed-region text:id="ct175716568">
          <text:insertion>
            <office:change-info>
              <dc:creator>Ray Lischner</dc:creator>
              <dc:date>2008-10-04T22:27:00</dc:date>
            </office:change-info>
          </text:insertion>
        </text:changed-region>
        <text:changed-region text:id="ct154719584">
          <text:deletion>
            <office:change-info>
              <dc:creator>Ray Lischner</dc:creator>
              <dc:date>2008-10-04T22:27:00</dc:date>
            </office:change-info>
            <text:p text:style-name="P3">3</text:p>
          </text:deletion>
        </text:changed-region>
        <text:changed-region text:id="ct144126512">
          <text:deletion>
            <office:change-info>
              <dc:creator>Ray Lischner</dc:creator>
              <dc:date>2008-10-04T22:28:00</dc:date>
            </office:change-info>
            <text:p text:style-name="P3">can</text:p>
          </text:deletion>
        </text:changed-region>
        <text:changed-region text:id="ct156946464">
          <text:insertion>
            <office:change-info>
              <dc:creator>Ray Lischner</dc:creator>
              <dc:date>2008-10-04T22:28:00</dc:date>
            </office:change-info>
          </text:insertion>
        </text:changed-region>
        <text:changed-region text:id="ct154515248">
          <text:deletion>
            <office:change-info>
              <dc:creator>Ray Lischner</dc:creator>
              <dc:date>2008-10-04T22:28:00</dc:date>
            </office:change-info>
            <text:p text:style-name="P3">only </text:p>
          </text:deletion>
        </text:changed-region>
        <text:changed-region text:id="ct154564720">
          <text:format-change>
            <office:change-info>
              <dc:creator>Ray Lischner</dc:creator>
              <dc:date>2008-10-04T22:28:00</dc:date>
            </office:change-info>
          </text:format-change>
        </text:changed-region>
        <text:changed-region text:id="ct175097416">
          <text:insertion>
            <office:change-info>
              <dc:creator>Ray Lischner</dc:creator>
              <dc:date>2008-10-04T22:28:00</dc:date>
            </office:change-info>
          </text:insertion>
        </text:changed-region>
        <text:changed-region text:id="ct157152368">
          <text:deletion>
            <office:change-info>
              <dc:creator>Ray Lischner</dc:creator>
              <dc:date>2008-10-04T22:28:00</dc:date>
            </office:change-info>
            <text:p text:style-name="P3">,</text:p>
          </text:deletion>
        </text:changed-region>
        <text:changed-region text:id="ct153976648">
          <text:deletion>
            <office:change-info>
              <dc:creator>Ray Lischner</dc:creator>
              <dc:date>2008-10-04T22:28:00</dc:date>
            </office:change-info>
            <text:p text:style-name="P3">that is,</text:p>
          </text:deletion>
        </text:changed-region>
        <text:changed-region text:id="ct157349192">
          <text:insertion>
            <office:change-info>
              <dc:creator>Ray Lischner</dc:creator>
              <dc:date>2008-10-04T22:28:00</dc:date>
            </office:change-info>
          </text:insertion>
        </text:changed-region>
        <text:changed-region text:id="ct166935232">
          <text:deletion>
            <office:change-info>
              <dc:creator>Ray Lischner</dc:creator>
              <dc:date>2008-10-04T22:28:00</dc:date>
            </office:change-info>
            <text:p text:style-name="P3">s</text:p>
          </text:deletion>
        </text:changed-region>
        <text:changed-region text:id="ct151410808">
          <text:insertion>
            <office:change-info>
              <dc:creator>Ray Lischner</dc:creator>
              <dc:date>2008-10-04T22:28:00</dc:date>
            </office:change-info>
          </text:insertion>
        </text:changed-region>
        <text:changed-region text:id="ct173182816">
          <text:insertion>
            <office:change-info>
              <dc:creator>Ray Lischner</dc:creator>
              <dc:date>2008-10-04T22:28:00</dc:date>
            </office:change-info>
          </text:insertion>
        </text:changed-region>
        <text:changed-region text:id="ct141673992">
          <text:insertion>
            <office:change-info>
              <dc:creator>Ray Lischner</dc:creator>
              <dc:date>2008-10-04T22:29:00</dc:date>
            </office:change-info>
          </text:insertion>
        </text:changed-region>
        <text:changed-region text:id="ct164713152">
          <text:deletion>
            <office:change-info>
              <dc:creator>Ray Lischner</dc:creator>
              <dc:date>2008-10-04T22:29:00</dc:date>
            </office:change-info>
            <text:p text:style-name="P3">, or it can be</text:p>
          </text:deletion>
        </text:changed-region>
        <text:changed-region text:id="ct173172656">
          <text:deletion>
            <office:change-info>
              <dc:creator>Ray Lischner</dc:creator>
              <dc:date>2008-10-04T22:29:00</dc:date>
            </office:change-info>
            <text:p text:style-name="P3">(</text:p>
          </text:deletion>
        </text:changed-region>
        <text:changed-region text:id="ct164814584">
          <text:insertion>
            <office:change-info>
              <dc:creator>Ray Lischner</dc:creator>
              <dc:date>2008-10-04T22:29:00</dc:date>
            </office:change-info>
          </text:insertion>
        </text:changed-region>
        <text:changed-region text:id="ct154771832">
          <text:deletion>
            <office:change-info>
              <dc:creator>Ray Lischner</dc:creator>
              <dc:date>2008-10-04T22:29:00</dc:date>
            </office:change-info>
            <text:p text:style-name="P3">ing</text:p>
          </text:deletion>
        </text:changed-region>
        <text:changed-region text:id="ct151997200">
          <text:insertion>
            <office:change-info>
              <dc:creator>Ray Lischner</dc:creator>
              <dc:date>2008-10-04T22:29:00</dc:date>
            </office:change-info>
          </text:insertion>
        </text:changed-region>
        <text:changed-region text:id="ct156791088">
          <text:deletion>
            <office:change-info>
              <dc:creator>Ray Lischner</dc:creator>
              <dc:date>2008-10-04T22:29:00</dc:date>
            </office:change-info>
            <text:p text:style-name="P3">)</text:p>
          </text:deletion>
        </text:changed-region>
        <text:changed-region text:id="ct175445360">
          <text:insertion>
            <office:change-info>
              <dc:creator>Ray Lischner</dc:creator>
              <dc:date>2008-10-04T22:29:00</dc:date>
            </office:change-info>
          </text:insertion>
        </text:changed-region>
        <text:changed-region text:id="ct144124616">
          <text:insertion>
            <office:change-info>
              <dc:creator>Ray Lischner</dc:creator>
              <dc:date>2008-10-04T22:30:00</dc:date>
            </office:change-info>
          </text:insertion>
        </text:changed-region>
        <text:changed-region text:id="ct175207064">
          <text:insertion>
            <office:change-info>
              <dc:creator>Ray Lischner</dc:creator>
              <dc:date>2008-10-04T22:30:00</dc:date>
            </office:change-info>
          </text:insertion>
        </text:changed-region>
        <text:changed-region text:id="ct159434416">
          <text:deletion>
            <office:change-info>
              <dc:creator>Ray Lischner</dc:creator>
              <dc:date>2008-10-04T22:30:00</dc:date>
            </office:change-info>
            <text:p text:style-name="Bullet">60</text:p>
          </text:deletion>
        </text:changed-region>
        <text:changed-region text:id="ct166826464">
          <text:deletion>
            <office:change-info>
              <dc:creator>Ray Lischner</dc:creator>
              <dc:date>2008-10-04T22:34:00</dc:date>
            </office:change-info>
            <text:p text:style-name="Bullet"><text:span text:style-name="Code_20_Inline"><text:note text:id="ftn1" text:note-class="footnote"><text:note-citation>1</text:note-citation><text:note-body><text:p text:style-name="Footnote">You might wonder why this rule exists. If you define a class and want to support using objects as conditions, similar to the way you can test a standard I/O stream as a condition, overload <text:span text:style-name="Code_20_Inline">operator</text:span> <text:span text:style-name="Code_20_Inline">void const*()</text:span> to return a non-null pointer (such as <text:span text:style-name="Code_20_Inline">this</text:span>) for true and <text:span text:style-name="Code_20_Inline">0</text:span> for false. This rule ensures that the conversion to <text:span text:style-name="Code_20_Inline">bool</text:span> gets a little boost due to the standard conversion from <text:span text:style-name="Code_20_Inline">void</text:span> <text:span text:style-name="Code_20_Inline">const*</text:span> to <text:span text:style-name="Code_20_Inline">bool</text:span>.</text:p></text:note-body></text:note></text:span></text:p>
          </text:deletion>
        </text:changed-region>
        <text:changed-region text:id="ct151280192">
          <text:insertion>
            <office:change-info>
              <dc:creator>Ray Lischner</dc:creator>
              <dc:date>2008-10-04T22:34:00</dc:date>
            </office:change-info>
          </text:insertion>
        </text:changed-region>
        <text:changed-region text:id="ct165085144">
          <text:insertion>
            <office:change-info>
              <dc:creator>Ray Lischner</dc:creator>
              <dc:date>2008-10-04T22:35:00</dc:date>
            </office:change-info>
          </text:insertion>
        </text:changed-region>
        <text:changed-region text:id="ct166474200">
          <text:deletion>
            <office:change-info>
              <dc:creator>Ray Lischner</dc:creator>
              <dc:date>2008-10-04T22:33:00</dc:date>
            </office:change-info>
            <text:p text:style-name="Body_20_Text"><text:s/></text:p>
          </text:deletion>
        </text:changed-region>
        <text:changed-region text:id="ct175295976">
          <text:deletion>
            <office:change-info>
              <dc:creator>Ray Lischner</dc:creator>
              <dc:date>2008-10-04T22:33:00</dc:date>
            </office:change-info>
            <text:p text:style-name="P3">,</text:p>
          </text:deletion>
        </text:changed-region>
        <text:changed-region text:id="ct173428032">
          <text:insertion>
            <office:change-info>
              <dc:creator>Ray Lischner</dc:creator>
              <dc:date>2008-10-06T21:06:00</dc:date>
            </office:change-info>
          </text:insertion>
        </text:changed-region>
        <text:changed-region text:id="ct161722248">
          <text:insertion>
            <office:change-info>
              <dc:creator>Ray Lischner</dc:creator>
              <dc:date>2008-10-06T21:07:00</dc:date>
            </office:change-info>
          </text:insertion>
        </text:changed-region>
        <text:changed-region text:id="ct-1428341512">
          <text:insertion>
            <office:change-info>
              <dc:creator>Ray Lischner</dc:creator>
              <dc:date>2008-10-06T21:08:00</dc:date>
            </office:change-info>
          </text:insertion>
        </text:changed-region>
        <text:changed-region text:id="ct-1490072160">
          <text:insertion>
            <office:change-info>
              <dc:creator>Ray Lischner</dc:creator>
              <dc:date>2008-10-06T21:09:00</dc:date>
            </office:change-info>
          </text:insertion>
        </text:changed-region>
        <text:changed-region text:id="ct159857664">
          <text:insertion>
            <office:change-info>
              <dc:creator>Ray Lischner</dc:creator>
              <dc:date>2008-10-06T21:10:00</dc:date>
            </office:change-info>
          </text:insertion>
        </text:changed-region>
        <text:changed-region text:id="ct161750840">
          <text:insertion>
            <office:change-info>
              <dc:creator>Ray Lischner</dc:creator>
              <dc:date>2008-10-06T21:11:00</dc:date>
            </office:change-info>
          </text:insertion>
        </text:changed-region>
        <text:changed-region text:id="ct153605040">
          <text:insertion>
            <office:change-info>
              <dc:creator>Ray Lischner</dc:creator>
              <dc:date>2008-10-06T21:12:00</dc:date>
            </office:change-info>
          </text:insertion>
        </text:changed-region>
        <text:changed-region text:id="ct167047032">
          <text:insertion>
            <office:change-info>
              <dc:creator>Ray Lischner</dc:creator>
              <dc:date>2008-10-06T21:13:00</dc:date>
            </office:change-info>
          </text:insertion>
        </text:changed-region>
        <text:changed-region text:id="ct173838488">
          <text:insertion>
            <office:change-info>
              <dc:creator>Ray Lischner</dc:creator>
              <dc:date>2008-10-06T21:14:00</dc:date>
            </office:change-info>
          </text:insertion>
        </text:changed-region>
        <text:changed-region text:id="ct-1490122144">
          <text:insertion>
            <office:change-info>
              <dc:creator>Ray Lischner</dc:creator>
              <dc:date>2008-10-06T21:15:00</dc:date>
            </office:change-info>
          </text:insertion>
        </text:changed-region>
        <text:changed-region text:id="ct151115056">
          <text:insertion>
            <office:change-info>
              <dc:creator>Ray Lischner</dc:creator>
              <dc:date>2008-10-06T21:19:00</dc:date>
            </office:change-info>
          </text:insertion>
        </text:changed-region>
        <text:changed-region text:id="ct168445792">
          <text:insertion>
            <office:change-info>
              <dc:creator>Ray Lischner</dc:creator>
              <dc:date>2008-10-06T21:18:00</dc:date>
            </office:change-info>
          </text:insertion>
        </text:changed-region>
        <text:changed-region text:id="ct-1490185136">
          <text:insertion>
            <office:change-info>
              <dc:creator>Ray Lischner</dc:creator>
              <dc:date>2008-10-06T21:25:00</dc:date>
            </office:change-info>
          </text:insertion>
        </text:changed-region>
        <text:changed-region text:id="ct164955296">
          <text:insertion>
            <office:change-info>
              <dc:creator>Ray Lischner</dc:creator>
              <dc:date>2008-10-06T21:26:00</dc:date>
            </office:change-info>
          </text:insertion>
        </text:changed-region>
        <text:changed-region text:id="ct163650792">
          <text:insertion>
            <office:change-info>
              <dc:creator>Ray Lischner</dc:creator>
              <dc:date>2008-10-06T21:19:00</dc:date>
            </office:change-info>
          </text:insertion>
        </text:changed-region>
        <text:changed-region text:id="ct174002296">
          <text:insertion>
            <office:change-info>
              <dc:creator>Ray Lischner</dc:creator>
              <dc:date>2008-10-06T21:20:00</dc:date>
            </office:change-info>
          </text:insertion>
        </text:changed-region>
        <text:changed-region text:id="ct-1490606264">
          <text:insertion>
            <office:change-info>
              <dc:creator>Ray Lischner</dc:creator>
              <dc:date>2008-10-06T21:23:00</dc:date>
            </office:change-info>
          </text:insertion>
        </text:changed-region>
        <text:changed-region text:id="ct163623104">
          <text:insertion>
            <office:change-info>
              <dc:creator>Ray Lischner</dc:creator>
              <dc:date>2008-10-05T00:54:00</dc:date>
            </office:change-info>
          </text:insertion>
        </text:changed-region>
        <text:changed-region text:id="ct169843048">
          <text:insertion>
            <office:change-info>
              <dc:creator>Ray Lischner</dc:creator>
              <dc:date>2008-10-05T00:55:00</dc:date>
            </office:change-info>
          </text:insertion>
        </text:changed-region>
        <text:changed-region text:id="ct163802616">
          <text:insertion>
            <office:change-info>
              <dc:creator>Ray Lischner</dc:creator>
              <dc:date>2008-10-05T00:57:00</dc:date>
            </office:change-info>
          </text:insertion>
        </text:changed-region>
        <text:changed-region text:id="ct163470472">
          <text:insertion>
            <office:change-info>
              <dc:creator>Ray Lischner</dc:creator>
              <dc:date>2008-10-05T00:58:00</dc:date>
            </office:change-info>
          </text:insertion>
        </text:changed-region>
        <text:changed-region text:id="ct175296944">
          <text:insertion>
            <office:change-info>
              <dc:creator>Ray Lischner</dc:creator>
              <dc:date>2008-10-05T00:59:00</dc:date>
            </office:change-info>
          </text:insertion>
        </text:changed-region>
        <text:changed-region text:id="ct166588552">
          <text:insertion>
            <office:change-info>
              <dc:creator>Ray Lischner</dc:creator>
              <dc:date>2008-10-05T01:00:00</dc:date>
            </office:change-info>
          </text:insertion>
        </text:changed-region>
        <text:changed-region text:id="ct157031728">
          <text:insertion>
            <office:change-info>
              <dc:creator>Ray Lischner</dc:creator>
              <dc:date>2008-10-05T01:01:00</dc:date>
            </office:change-info>
          </text:insertion>
        </text:changed-region>
        <text:changed-region text:id="ct139827728">
          <text:insertion>
            <office:change-info>
              <dc:creator>Ray Lischner</dc:creator>
              <dc:date>2008-10-05T01:02: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ploration <text:variable-set text:name="chapter" office:value-type="float" office:value="66" style:data-style-name="N0">66</text:variable-set></text:p>
      <text:p text:style-name="Chapter_20_Title">Overloaded Functions</text:p>
      <text:p text:style-name="Body_20_Text_20_First">Exploration 22 introduced the notion of overloaded functions. Exploration 28 continued the journey with overloaded operators. Since then, we’ve managed to get by with a common-sense understanding of overloading. That works most of the time, but not always. I would be remiss without delving deeper into this subject, so let’s finish the story of overloading by examining the rules of overloaded functions in greater depth.</text:p>
      <text:p text:style-name="Heading_20_1">Review of Overloaded Functions</text:p>
      <text:p text:style-name="Body_20_Text_20_First">A function or operator name is <text:span text:style-name="T2">overloaded</text:span><text:span text:style-name="T1"> when two or more function declarations declare the same name in the same scope. C++ imposes some restrictions on when you are allowed to overload a function name.</text:span></text:p>
      <text:p text:style-name="P2">The primary restriction is that overloaded functions must have different argument lists, that is, the number of arguments must be different, or the types of at least one argument must be different:</text:p>
      <text:p text:style-name="P13">void print(int value);</text:p>
      <text:p text:style-name="P12">void print(double value); // valid overload: different argument type</text:p>
      <text:p text:style-name="P14">void print(int value, int width); // valid overload: different number of arguments</text:p>
      <text:p text:style-name="P2">You are not allowed to define two functions in the same scope when the functions differ only in the return type:</text:p>
      <text:p text:style-name="Code_20_First"><text:span text:style-name="T1"><text:hidden-text text:condition="ooow:" text:string-value=".cxx" text:is-hidden="true"/></text:span><text:span text:style-name="T1">void print(int);</text:span></text:p>
      <text:p text:style-name="P14">int print(int); // illegal</text:p>
      <text:p text:style-name="Body_20_Text"><text:span text:style-name="T1">Member functions can also differ by the presence or absence of the </text:span><text:span text:style-name="Code_20_Inline"><text:span text:style-name="T1">const </text:span></text:span><text:span text:style-name="T1">qualifier:</text:span></text:p>
      <text:p text:style-name="P13">class demo {</text:p>
      <text:p text:style-name="P12"><text:s text:c="3"/>void print();</text:p>
      <text:p text:style-name="P12"><text:s text:c="3"/>void print() const; // valid: const qualifier is different</text:p>
      <text:p text:style-name="P14">};</text:p>
      <text:p text:style-name="P2">A member function cannot be overloaded with a static member function in the same class:</text:p>
      <text:p text:style-name="Code_20_First"><text:span text:style-name="T1"><text:hidden-text text:condition="ooow:" text:string-value=".cxx" text:is-hidden="true"/></text:span><text:span text:style-name="T1">class demo {</text:span></text:p>
      <text:p text:style-name="P12"><text:s text:c="3"/>void print();</text:p>
      <text:p text:style-name="P12"><text:s text:c="3"/>static void print(); // illegal</text:p>
      <text:p text:style-name="P14">};</text:p>
      <text:p text:style-name="P1">A key point is that overloading occurs within a single scope. Names in one scope have no influence or impact on names in another scope. Remember that a code block is a scope (Exploration 12), a class is a scope (Exploration 38), and a namespace is a scope (Exploration 5<text:change-start text:change-id="ct166171120"/>0<text:change-end text:change-id="ct166171120"/><text:change text:change-id="ct142249768"/>).</text:p>
      <text:p text:style-name="P2"><text:soft-page-break/>Thus, member functions in a base class are in th<text:change-start text:change-id="ct142894328"/>a<text:change-end text:change-id="ct142894328"/><text:change-start text:change-id="ct153843768"/>t<text:change-end text:change-id="ct153843768"/><text:change text:change-id="ct169565728"/><office:annotation><dc:creator>FWG</dc:creator><dc:date>2008-09-19T00:00:00</dc:date><text:p>change 'the' to 'that' to make it clear that it</text:p><text:p>is the base class' scope.</text:p><text:p/><text:p>---- FWG, 09/19/2008, 19:03 ----</text:p><text:p/></office:annotation> class’s scope and do not impact overloading of names in a derived class, which has its own scope, separate and distinct from the base class’s scope.</text:p>
      <text:p text:style-name="Body_20_Text"><text:span text:style-name="T1">When you define a function in a derived class</text:span><text:change-start text:change-id="ct175059312"/><text:span text:style-name="T1">, it </text:span><text:span text:style-name="T2">hides</text:span><text:change-end text:change-id="ct175059312"/><text:span text:style-name="T1"> </text:span><text:change-start text:change-id="ct175661056"/><text:span text:style-name="T1">all functions with the same name in a base class or in an outer s</text:span><text:change-end text:change-id="ct175661056"/><text:change-start text:change-id="ct156338760"/><text:span text:style-name="T1">cope</text:span><text:change-end text:change-id="ct156338760"/><text:change text:change-id="ct167675040"/><text:span text:style-name="T1"><office:annotation><dc:creator>FWG</dc:creator><dc:date>2008-09-19T00:00:00</dc:date><text:p>It is stronger than that, when a name is</text:p><text:p>declared in a derived class (could be a variable)</text:p><text:p>it hides declarations of that name in outer</text:p><text:p>scopes including the base class.</text:p><text:p/><text:p>---- FWG, 09/19/2008, 19:11 ----</text:p><text:p/></office:annotation></text:span><text:span text:style-name="T1">. The only way to call </text:span><text:change-start text:change-id="ct155550912"/><text:span text:style-name="T1">a hidden</text:span><text:change-end text:change-id="ct155550912"/><text:change text:change-id="ct165268640"/><text:span text:style-name="T1"> function from a derived-class </text:span><text:change text:change-id="ct166945016"/><text:span text:style-name="T1">is to qualify the function name, as shown in Listing </text:span><text:span text:style-name="T1"><text:variable-get text:name="chapter" office:value-type="float" style:data-style-name="N0">66</text:variable-get></text:span><text:span text:style-name="T1">-</text:span><text:span text:style-name="T1"><text:reference-ref text:reference-format="text" text:ref-name="qualifying_base_class_name_code">1</text:reference-ref></text:span><text:span text:style-name="T1">.</text:span></text:p>
      <text:p text:style-name="P9">Listing <text:variable-get text:name="chapter" office:value-type="float" style:data-style-name="N0">66</text:variable-get>-<text:reference-mark-start text:name="qualifying_base_class_name_code"/><text:sequence text:ref-name="refText0" text:name="Text" text:formula="ooow:Text+1" style:num-format="1">1</text:sequence><text:reference-mark-end text:name="qualifying_base_class_name_code"/>. Qualifying a member function with the base class name</text:p>
      <text:p text:style-name="P13">#include &lt;iostream&gt;</text:p>
      <text:p text:style-name="P12">#include &lt;ostream&gt;</text:p>
      <text:p text:style-name="P12"/>
      <text:p text:style-name="P12">class base {</text:p>
      <text:p text:style-name="P12">public:</text:p>
      <text:p text:style-name="P12"><text:s text:c="3"/>void print(int x) { std::cout &lt;&lt; "int: " &lt;&lt; x &lt;&lt; '\n'; }</text:p>
      <text:p text:style-name="P12">};</text:p>
      <text:p text:style-name="P12">class derived : public base {</text:p>
      <text:p text:style-name="P12">public:</text:p>
      <text:p text:style-name="P12"><text:s text:c="3"/>void print(double x) { std::cout &lt;&lt; "double: " &lt;&lt; x &lt;&lt; '\n'; }</text:p>
      <text:p text:style-name="P12">};</text:p>
      <text:p text:style-name="P12">int main()</text:p>
      <text:p text:style-name="P12">{</text:p>
      <text:p text:style-name="P12"><text:s text:c="3"/>derived d;</text:p>
      <text:p text:style-name="P12"><text:s text:c="3"/>d.print(3); <text:s text:c="11"/>// prints double: 3</text:p>
      <text:p text:style-name="P12"><text:s text:c="3"/>d.print(3.0); <text:s text:c="8"/>// prints double: 3</text:p>
      <text:p text:style-name="P12"><text:s text:c="3"/>d.base::print(3); <text:s text:c="2"/>// prints int: 3</text:p>
      <text:p text:style-name="P12"><text:s text:c="3"/>d.base::print(3.0); <text:s text:c="2"/>// prints int: 3</text:p>
      <text:p text:style-name="P14">}</text:p>
      <text:p text:style-name="Body_20_Text"><text:span text:style-name="T1">Sometimes, however, you want overloading to </text:span><text:change-start text:change-id="ct169812504"/><text:span text:style-name="T1">take into account functions </text:span><text:change-end text:change-id="ct169812504"/><text:change text:change-id="ct173489920"/><text:span text:style-name="T1">in the derived class</text:span><text:change text:change-id="ct172679568"/><text:span text:style-name="T1"> </text:span><text:change-start text:change-id="ct175714328"/><text:span text:style-name="T1">and </text:span><text:change-end text:change-id="ct175714328"/><text:span text:style-name="T1">the </text:span><text:change-start text:change-id="ct163944232"/><text:span text:style-name="T1">function</text:span><text:change-end text:change-id="ct163944232"/><text:change text:change-id="ct165310008"/><text:span text:style-name="T1">s from the base class, too. The solution is to inject the base class name</text:span><text:change text:change-id="ct160215392"/><text:span text:style-name="T1"><office:annotation><dc:creator>FWG</dc:creator><dc:date>2008-09-19T00:00:00</dc:date><text:p>Singular, there is one name that has overloaded</text:p><text:p>declarations.</text:p><text:p>---- FWG, 09/19/2008, 19:13 ----</text:p><text:p/></office:annotation></text:span><text:span text:style-name="T1"> into the derived class scope. Do this with a </text:span><text:span text:style-name="T2">using</text:span><text:span text:style-name="T1"> declaration (Exploration 5</text:span><text:change-start text:change-id="ct160178480"/><text:span text:style-name="T1">0</text:span><text:change-end text:change-id="ct160178480"/><text:change text:change-id="ct162766352"/><text:span text:style-name="T1">). </text:span><text:span text:style-name="T3">Modify Listing </text:span><text:span text:style-name="T3"><text:variable-get text:name="chapter" office:value-type="float" style:data-style-name="N0">66</text:variable-get></text:span><text:span text:style-name="T3">-</text:span><text:span text:style-name="T3"><text:reference-ref text:reference-format="text" text:ref-name="qualifying_base_class_name_code">1</text:reference-ref></text:span><text:span text:style-name="T3"> so derived sees both </text:span><text:span text:style-name="Code_20_Inline"><text:span text:style-name="T3">print</text:span></text:span><text:span text:style-name="T3"> functions</text:span><text:span text:style-name="T1">. Change </text:span><text:span text:style-name="Code_20_Inline"><text:span text:style-name="T1">main</text:span></text:span><text:span text:style-name="T1"> so it calls </text:span><text:span text:style-name="Code_20_Inline"><text:span text:style-name="T1">d.print</text:span></text:span><text:span text:style-name="T1"> with an </text:span><text:span text:style-name="Code_20_Inline"><text:span text:style-name="T1">int</text:span></text:span><text:span text:style-name="T1"> argument and with a </text:span><text:span text:style-name="Code_20_Inline"><text:span text:style-name="T1">double</text:span></text:span><text:span text:style-name="T1"> argument, with no qualifying names. </text:span><text:span text:style-name="T3">What output do you expect?</text:span></text:p>
      <text:p text:style-name="P15">~LLL</text:p>
      <text:p text:style-name="P15">~LLL</text:p>
      <text:p text:style-name="Body_20_Text"><text:span text:style-name="T1">Try it. Compare your result with Listing </text:span><text:span text:style-name="T1"><text:variable-get text:name="chapter" office:value-type="float" style:data-style-name="N0">66</text:variable-get></text:span><text:span text:style-name="T1">-</text:span><text:span text:style-name="T1"><text:reference-ref text:reference-format="text" text:ref-name="using_declaration_code">2</text:reference-ref></text:span><text:span text:style-name="T1">.</text:span></text:p>
      <text:p text:style-name="P9">Listing <text:variable-get text:name="chapter" office:value-type="float" style:data-style-name="N0">66</text:variable-get>-<text:reference-mark-start text:name="using_declaration_code"/><text:sequence text:ref-name="refText1" text:name="Text" text:formula="ooow:Text+1" style:num-format="1">2</text:sequence><text:reference-mark-end text:name="using_declaration_code"/>. Overloading named with a using declaration</text:p>
      <text:p text:style-name="P13">#include &lt;iostream&gt;</text:p>
      <text:p text:style-name="P12">#include &lt;ostream&gt;</text:p>
      <text:p text:style-name="P12"/>
      <text:p text:style-name="P12">class base {</text:p>
      <text:p text:style-name="P12">public:</text:p>
      <text:p text:style-name="P12"><text:s text:c="3"/>void print(int x) { std::cout &lt;&lt; "int: " &lt;&lt; x &lt;&lt; '\n'; }</text:p>
      <text:p text:style-name="P12">};</text:p>
      <text:p text:style-name="P12">class derived : public base {</text:p>
      <text:p text:style-name="P12">public:</text:p>
      <text:p text:style-name="P12"><text:soft-page-break/><text:s text:c="3"/>void print(double x) { std::cout &lt;&lt; "double: " &lt;&lt; x &lt;&lt; '\n'; }</text:p>
      <text:p text:style-name="P12"><text:s text:c="3"/>using base::print;</text:p>
      <text:p text:style-name="P12">};</text:p>
      <text:p text:style-name="P12">int main()</text:p>
      <text:p text:style-name="P12">{</text:p>
      <text:p text:style-name="P12"><text:s text:c="3"/>derived d;</text:p>
      <text:p text:style-name="P12"><text:s text:c="3"/>d.print(3); <text:s text:c="11"/>// prints int: 3</text:p>
      <text:p text:style-name="P12"><text:s text:c="3"/>d.print(3.0); <text:s text:c="9"/>// prints double: 3</text:p>
      <text:p text:style-name="P12">}</text:p>
      <text:p text:style-name="Body_20_Text"><text:span text:style-name="T1">A </text:span><text:span text:style-name="T2">using</text:span><text:span text:style-name="T1"> declaration imports all the overloaded functions with that name. To see this, </text:span><text:span text:style-name="T3">add </text:span><text:span text:style-name="Code_20_Inline"><text:span text:style-name="T3">print(long)</text:span></text:span><text:span text:style-name="T3"> to the base class and a corresponding function call to </text:span><text:span text:style-name="Code_20_Inline"><text:span text:style-name="T3">main</text:span></text:span><text:span text:style-name="T1">. Now your example should look something like Listing </text:span><text:span text:style-name="T1"><text:variable-get text:name="chapter" office:value-type="float" style:data-style-name="N0">66</text:variable-get></text:span><text:span text:style-name="T1">-</text:span><text:span text:style-name="T1"><text:reference-ref text:reference-format="text" text:ref-name="using_declaration_long_code">3</text:reference-ref></text:span><text:span text:style-name="T1">.</text:span></text:p>
      <text:p text:style-name="Code_20_Caption">Listing <text:variable-get text:name="chapter" office:value-type="float" style:data-style-name="N0">66</text:variable-get>-<text:reference-mark-start text:name="using_declaration_long_code"/><text:sequence text:ref-name="refText2" text:name="Text" text:formula="ooow:Text+1" style:num-format="1">3</text:sequence><text:reference-mark-end text:name="using_declaration_long_code"/>. Adding a base class overload</text:p>
      <text:p text:style-name="P13">#include &lt;iostream&gt;</text:p>
      <text:p text:style-name="P12">#include &lt;ostream&gt;</text:p>
      <text:p text:style-name="P12"/>
      <text:p text:style-name="P12">class base {</text:p>
      <text:p text:style-name="P12">public:</text:p>
      <text:p text:style-name="P12"><text:s text:c="3"/>void print(int x) { std::cout &lt;&lt; "int: " &lt;&lt; x &lt;&lt; '\n'; }</text:p>
      <text:p text:style-name="P12"><text:s text:c="3"/>void print(long x) { std::cout &lt;&lt; "long: " &lt;&lt; x &lt;&lt; '\n'; }</text:p>
      <text:p text:style-name="P12">};</text:p>
      <text:p text:style-name="P12">class derived : public base {</text:p>
      <text:p text:style-name="P12">public:</text:p>
      <text:p text:style-name="P12"><text:s text:c="3"/>void print(double x) { std::cout &lt;&lt; "double: " &lt;&lt; x &lt;&lt; '\n'; }</text:p>
      <text:p text:style-name="P12"><text:s text:c="3"/>using base::print;</text:p>
      <text:p text:style-name="P12">};</text:p>
      <text:p text:style-name="P12">int main()</text:p>
      <text:p text:style-name="P12">{</text:p>
      <text:p text:style-name="P12"><text:s text:c="3"/>derived d;</text:p>
      <text:p text:style-name="P12"><text:s text:c="3"/>d.print(3); <text:s text:c="11"/>// prints int: 3</text:p>
      <text:p text:style-name="P12"><text:s text:c="3"/>d.print(3.0); <text:s text:c="9"/>// prints double: 3</text:p>
      <text:p text:style-name="P12"><text:s text:c="3"/>d.print(3L); <text:s text:c="9"/>// prints long: 3</text:p>
      <text:p text:style-name="P14">}</text:p>
      <text:p text:style-name="Body_20_Text_20_Cont"><text:span text:style-name="T1">The overload rules usually work well. You can clearly see which </text:span><text:span text:style-name="Code_20_Inline"><text:span text:style-name="T1">print</text:span></text:span><text:span text:style-name="T1"> function the compiler selects for each function call in </text:span><text:span text:style-name="Code_20_Inline"><text:span text:style-name="T1">main</text:span></text:span><text:span text:style-name="T1">. Sometimes, however, the rules get murkier.</text:span></text:p>
      <text:p text:style-name="Body_20_Text"><text:span text:style-name="T1">For example, suppose you were to add the line </text:span><text:span text:style-name="Code_20_Inline"><text:span text:style-name="T1">d.print(3.0f);</text:span></text:span><text:span text:style-name="T1"> to </text:span><text:span text:style-name="Code_20_Inline"><text:span text:style-name="T1">main</text:span></text:span><text:span text:style-name="T1">. </text:span><text:span text:style-name="T3">What do you expect the program to print?</text:span></text:p>
      <text:p text:style-name="P16">~LLL</text:p>
      <text:p text:style-name="Body_20_Text_20_Cont"><text:span text:style-name="T4">The compiler promotes the </text:span><text:span text:style-name="Code_20_Inline"><text:span text:style-name="T4">float 3.0f</text:span></text:span><text:span text:style-name="T4"> to type </text:span><text:span text:style-name="Code_20_Inline"><text:span text:style-name="T4">double, </text:span></text:span><text:span text:style-name="T4">and calls </text:span><text:span text:style-name="Code_20_Inline"><text:span text:style-name="T4">print(double)</text:span></text:span><text:span text:style-name="T4">, so the output is</text:span></text:p>
      <text:p text:style-name="P10">double: 3</text:p>
      <text:p text:style-name="Body_20_Text_20_Cont"><text:span text:style-name="T4">That was too easy. What about a short? </text:span><text:span text:style-name="T3">Try </text:span><text:span text:style-name="Code_20_Inline"><text:span text:style-name="T3">d.print(</text:span></text:span><text:change text:change-id="ct165184056"/><text:span text:style-name="Code_20_Inline"><text:span text:style-name="T3">short</text:span></text:span><text:change text:change-id="ct174913048"/><text:span text:style-name="Code_20_Inline"><text:span text:style-name="T3">(3))</text:span></text:span><text:span text:style-name="T3">. What happens?</text:span></text:p>
      <text:p text:style-name="P16">~LLL</text:p>
      <text:p text:style-name="Body_20_Text_20_Cont"><text:span text:style-name="T4">The compiler promotes the </text:span><text:span text:style-name="Code_20_Inline"><text:span text:style-name="T4">short</text:span></text:span><text:span text:style-name="T4"> to type </text:span><text:span text:style-name="Code_20_Inline"><text:span text:style-name="T4">int</text:span></text:span><text:span text:style-name="T4">, so the output is</text:span></text:p>
      <text:p text:style-name="P10"><text:soft-page-break/>int: 3</text:p>
      <text:p text:style-name="Body_20_Text_20_Cont"><text:span text:style-name="T4">That was still easy. Now try </text:span><text:span text:style-name="Code_20_Inline"><text:span text:style-name="T4">unsigned</text:span></text:span><text:span text:style-name="T4">. </text:span><text:span text:style-name="T3">Add </text:span><text:span text:style-name="Code_20_Inline"><text:span text:style-name="T3">d.print(3u)</text:span></text:span><text:span text:style-name="T4">.</text:span><text:span text:style-name="T3"> What happens?</text:span></text:p>
      <text:p text:style-name="P16">~LLL</text:p>
      <text:p text:style-name="P5">Oh, dear. That doesn’t work at all, does it? To understand what went wrong, you need a better understanding of how overloading works in C++, and that’s what the rest of this exploration is all about.</text:p>
      <text:p text:style-name="P18">Overload Resolution</text:p>
      <text:p text:style-name="Body_20_Text_20_First"><text:span text:style-name="T4">When the compiler sees a function call, it must match up the function name with a particular function declaration. When the compiler has multiple declarations for a single name (that is, when the function is overloaded), the compiler must </text:span><text:span text:style-name="T10">resolve</text:span><text:span text:style-name="T4"> the overload to pick the right function. To resolve an overload, the compiler considers the arguments and their types, the types of the function parameters in the function declaration, default arguments in the function declaration, and type conversions and promotions that are necessary to convert the argument types to match the parameter types. The detailed rules are complicated, so this exploration presents a slightly simplified view of the C++ universe, but one that should work well for most situations that you are likely to encounter.</text:span></text:p>
      <text:p text:style-name="P3">The first step to overload resolution is for the compiler to search scopes until it finds the <text:s/>scope that declares the function name using ordinary <text:change-start text:change-id="ct160237504"/>lookup, or multiple scopes that declare function when using<text:change-end text:change-id="ct160237504"/><text:change text:change-id="ct163580760"/> argument-dependent lookup<office:annotation><dc:creator>FWG</dc:creator><dc:date>2008-09-19T00:00:00</dc:date><text:p>Note that using ADL may find the name in multiple</text:p><text:p>scopes this is the exception to the case that </text:p><text:p>overloading is within a single scope.</text:p><text:p>---- FWG, 09/19/2008, 19:17 ----</text:p><text:p/></office:annotation> (Exploration 5<text:change-start text:change-id="ct142891672"/>0<text:change-end text:change-id="ct142891672"/><text:change text:change-id="ct160937544"/>).</text:p>
      <text:p text:style-name="Body_20_Text"><text:span text:style-name="T4">The next step is to collect all the function declarations with the same name</text:span><text:change text:change-id="ct155595536"/><text:span text:style-name="T4">. These functions are called the </text:span><text:span text:style-name="T10">candidate functions</text:span><text:span text:style-name="T4">. The list of candidates is then examined to determine which functions are </text:span><text:span text:style-name="T10">viable</text:span><text:span text:style-name="T4">, that is, they have the right number of parameters</text:span><text:span text:style-name="T4"><office:annotation><dc:creator>RL</dc:creator><dc:date>2008-09-19T00:00:00</dc:date><text:p>'Right number' also has to take account of </text:p><text:p>default arguments. I held of commenting earlier</text:p><text:p>but the rules for 'collision' of overloads has</text:p><text:p>to take account of this possibility so that</text:p><text:p>simply having different numbers of parameters</text:p><text:p>is not enough, every overload must differ</text:p><text:p>in either type of arguments or in all possible</text:p><text:p>ways of calling them.</text:p><text:p>---- FWG, 09/19/2008, 19:20 ----</text:p><text:p/><text:p>I will handle default arguments separately.</text:p><text:p/><text:p>---- RL, 10/06/2008, 18:43 ----</text:p><text:p/></office:annotation></text:span><text:span text:style-name="T4">, and the arguments match the parameter types</text:span><text:change-start text:change-id="ct166480704"/><text:span text:style-name="T4">,</text:span><text:change-end text:change-id="ct166480704"/><text:span text:style-name="T4"> or </text:span><text:change-start text:change-id="ct175622624"/><text:span text:style-name="T4">the compiler can implicitly convert each argument to </text:span><text:change-end text:change-id="ct175622624"/><text:change text:change-id="ct140404184"/><text:span text:style-name="T4">the parameter type</text:span><text:change text:change-id="ct157105416"/><text:span text:style-name="T4">.</text:span></text:p>
      <text:p text:style-name="P3">Finally, the viable candidates are examined to determine the best one, that is, the one with the closest match between argument types and parameter types. If the compiler can’t decide because two or more functions are “best,” it issues an error for an ambiguous overload. If the best match is inaccessible because it is a private or protected member function, the compiler issues an error. Otherwise, it has a match, and so compiles the code to call the matching function. The following sections describe each of these steps in depth.</text:p>
      <text:p text:style-name="P11">Candidate Functions</text:p>
      <text:p text:style-name="Body_20_Text_20_First">The candidate functions are all the functions in the target scope with the same name. The compiler resolves overloaded operators using the same mechanism, and the compiler also considers built-in operators as candidates.</text:p>
      <text:p text:style-name="Body_20_Text">If the function call is in a class context (member function body or initial value of a static data member), the candidate functions can be member or non-member functions. The compiler does not prefer one kind over another, but treats member and non-member functions equivalently, albeit with some constraints on the object reference for member function calls.</text:p>
      <text:p text:style-name="Body_20_Text">Initialization of a class instance follows the same overloading rules, using the class’s constructors as the candidate functions. If the constructor of class <text:span text:style-name="Code_20_Inline">C</text:span> takes a single argument of class-type (call it <text:span text:style-name="Code_20_Inline">A</text:span>), additional candidate functions are type conversion operators <text:soft-page-break/>(Exploration 6<text:change-start text:change-id="ct157024040"/>2<text:change-end text:change-id="ct157024040"/><text:change text:change-id="ct172892704"/>) of <text:span text:style-name="Code_20_Inline">A</text:span> and its ancestor classes that return a value or reference to <text:span text:style-name="Code_20_Inline">C</text:span> or a derived class.</text:p>
      <text:p text:style-name="Body_20_Text">Listing <text:variable-get text:name="chapter" office:value-type="float" style:data-style-name="N0">66</text:variable-get>-<text:reference-ref text:reference-format="text" text:ref-name="candidate_functions_code">4</text:reference-ref> shows some examples of overloading and how C++ determines candidate functions.</text:p>
      <text:p text:style-name="Code_20_Caption">Listing <text:variable-get text:name="chapter" office:value-type="float" style:data-style-name="N0">66</text:variable-get>-<text:reference-mark-start text:name="candidate_functions_code"/><text:sequence text:ref-name="refText3" text:name="Text" text:formula="ooow:Text+1" style:num-format="1">4</text:sequence><text:reference-mark-end text:name="candidate_functions_code"/>. Determining candidate functions for overload resolution</text:p>
      <text:list text:style-name="Numbering_20_1">
        <text:list-item>
          <text:p text:style-name="P26">#include &lt;iostream&gt;</text:p>
        </text:list-item>
        <text:list-item>
          <text:p>#include &lt;ostream&gt;</text:p>
        </text:list-item>
        <text:list-item>
          <text:p>#include &lt;string&gt;</text:p>
        </text:list-item>
        <text:list-item>
          <text:p/>
        </text:list-item>
        <text:list-item>
          <text:p>void print(std::string const&amp; str) { std::cout &lt;&lt; str; }</text:p>
        </text:list-item>
        <text:list-item>
          <text:p>void print(int x) { std::cout &lt;&lt; "int: " &lt;&lt; x; }</text:p>
        </text:list-item>
        <text:list-item>
          <text:p>void print(double x) { std::cout &lt;&lt; "double: " &lt;&lt; x; }</text:p>
        </text:list-item>
        <text:list-item>
          <text:p/>
        </text:list-item>
        <text:list-item>
          <text:p>class base {</text:p>
        </text:list-item>
        <text:list-item>
          <text:p>public:</text:p>
        </text:list-item>
        <text:list-item>
          <text:p><text:s text:c="3"/>void print(std::string const&amp; str) const { ::print(str); ::print("\n"); }</text:p>
        </text:list-item>
        <text:list-item>
          <text:p><text:s text:c="3"/>void print(std::string const&amp; s1, std::string const&amp; s2)<text:change-start text:change-id="ct159737472"/></text:p>
        </text:list-item>
        <text:list-item>
          <text:p><text:s text:c="2"/><text:change-end text:change-id="ct159737472"/><text:change text:change-id="ct155323296"/><text:change-start text:change-id="ct175707864"/><text:s/><text:change-end text:change-id="ct175707864"/>{<text:change-start text:change-id="ct157721848"/></text:p>
        </text:list-item>
        <text:list-item>
          <text:p><text:s text:c="4"/><text:change-end text:change-id="ct157721848"/><text:s/>print(s1); print(s2);<text:change-start text:change-id="ct153832632"/></text:p>
        </text:list-item>
        <text:list-item>
          <text:p><text:s text:c="2"/><text:change-end text:change-id="ct153832632"/><text:change text:change-id="ct142802248"/><text:change-start text:change-id="ct142697688"/><text:s/><text:change-end text:change-id="ct142697688"/>}</text:p>
        </text:list-item>
        <text:list-item>
          <text:p>};</text:p>
        </text:list-item>
        <text:list-item>
          <text:p/>
        </text:list-item>
        <text:list-item>
          <text:p>class convert : public base {</text:p>
        </text:list-item>
        <text:list-item>
          <text:p>public:</text:p>
        </text:list-item>
        <text:list-item>
          <text:p><text:s text:c="3"/>convert() { print("convert()"); }</text:p>
        </text:list-item>
        <text:list-item>
          <text:p><text:s text:c="3"/>convert(double) { print("convert(double)"); }</text:p>
        </text:list-item>
        <text:list-item>
          <text:p><text:s text:c="3"/>operator int() const { print("convert::operator int()"); return 42; }</text:p>
        </text:list-item>
        <text:list-item>
          <text:p><text:s text:c="3"/>operator float() const { print("convert::operator float()"); return 3.14159f; }</text:p>
        </text:list-item>
        <text:list-item>
          <text:p>};</text:p>
        </text:list-item>
        <text:list-item>
          <text:p><text:s text:c="2"/></text:p>
        </text:list-item>
        <text:list-item>
          <text:p>class demo : public base {</text:p>
        </text:list-item>
        <text:list-item>
          <text:p>public:</text:p>
        </text:list-item>
        <text:list-item>
          <text:p><text:s text:c="3"/>demo(int) { print("demo(int)"); }</text:p>
        </text:list-item>
        <text:list-item>
          <text:p><text:s text:c="3"/>demo(long) { print("demo(long)"); }</text:p>
        </text:list-item>
        <text:list-item>
          <text:p><text:s text:c="3"/>demo(convert) { print("demo(convert)"); }</text:p>
        </text:list-item>
        <text:list-item>
          <text:p><text:s text:c="3"/>demo(int, int) { print("demo(int, int)"); }</text:p>
        </text:list-item>
        <text:list-item>
          <text:p>};</text:p>
        </text:list-item>
        <text:list-item>
          <text:p/>
        </text:list-item>
        <text:list-item>
          <text:p>class other {</text:p>
        </text:list-item>
        <text:list-item>
          <text:p>public:</text:p>
        </text:list-item>
        <text:list-item>
          <text:p><text:s text:c="3"/>other(<text:change text:change-id="ct158715000"/><text:change text:change-id="ct157250272"/>) { std::cout &lt;&lt; "other::other(<text:change text:change-id="ct162723960"/>)\n"; }</text:p>
        </text:list-item>
        <text:list-item>
          <text:p><text:s text:c="3"/>other(int,int) { std::cout &lt;&lt; "other::other(int, int)\n"; }</text:p>
        </text:list-item>
        <text:list-item>
          <text:p><text:s text:c="3"/>operator convert() const<text:change-start text:change-id="ct165157760"/></text:p>
        </text:list-item>
        <text:list-item>
          <text:p><text:s text:c="2"/><text:change-end text:change-id="ct165157760"/><text:s/>{<text:change-start text:change-id="ct154830552"/></text:p>
        </text:list-item>
        <text:list-item>
          <text:p><text:s text:c="4"/><text:change-end text:change-id="ct154830552"/><text:s/>std::cout &lt;&lt; "other::operator convert()\n"; return convert();<text:change-start text:change-id="ct160659208"/></text:p>
        </text:list-item>
        <text:list-item>
          <text:p><text:s text:c="2"/><text:change-end text:change-id="ct160659208"/><text:s/>}</text:p>
        </text:list-item>
        <text:list-item>
          <text:p>};</text:p>
        </text:list-item>
        <text:list-item>
          <text:p/>
        </text:list-item>
        <text:list-item>
          <text:p>int operator+(demo const&amp;, demo const&amp;)<text:change-start text:change-id="ct159906256"/></text:p>
        </text:list-item>
        <text:list-item>
          <text:p><text:change-end text:change-id="ct159906256"/><text:change text:change-id="ct165187280"/>{<text:change-start text:change-id="ct161055120"/></text:p>
        </text:list-item>
        <text:list-item>
          <text:p><text:s/><text:change-end text:change-id="ct161055120"/><text:s/>print("operator+(demo,demo)\n"); return 42;<text:change-start text:change-id="ct162747768"/></text:p>
        </text:list-item>
        <text:list-item>
          <text:p><text:change-end text:change-id="ct162747768"/><text:change text:change-id="ct160421776"/><text:soft-page-break/>}</text:p>
        </text:list-item>
        <text:list-item>
          <text:p><text:change-start text:change-id="ct157121456"/></text:p>
        </text:list-item>
        <text:list-item>
          <text:p><text:change-end text:change-id="ct157121456"/>int operator+(int, demo const&amp;) { print("operator+(int,demo)\n"); return 42; }</text:p>
        </text:list-item>
        <text:list-item>
          <text:p/>
        </text:list-item>
        <text:list-item>
          <text:p>int main()</text:p>
        </text:list-item>
        <text:list-item>
          <text:p>{</text:p>
        </text:list-item>
        <text:list-item>
          <text:p><text:s text:c="2"/>other x;</text:p>
        </text:list-item>
        <text:list-item>
          <text:p><text:s text:c="2"/>demo d(x);</text:p>
        </text:list-item>
        <text:list-item>
          <text:p><text:s text:c="2"/>3L + d;</text:p>
        </text:list-item>
        <text:list-item>
          <text:p><text:s text:c="2"/>short s(2);</text:p>
        </text:list-item>
        <text:list-item>
          <text:p><text:s text:c="2"/>d + s;</text:p>
        </text:list-item>
        <text:list-item>
          <text:p text:style-name="P19">}</text:p>
        </text:list-item>
      </text:list>
      <text:p text:style-name="Body_20_Text_20_Cont"><text:span text:style-name="T12">The candidate functions for constructing </text:span><text:span text:style-name="Code_20_Inline"><text:span text:style-name="T12">d</text:span></text:span><text:span text:style-name="T12"> are the four </text:span><text:span text:style-name="Code_20_Inline"><text:span text:style-name="T12">demo</text:span></text:span><text:span text:style-name="T12"> constructors. The overloaded </text:span><text:span text:style-name="Code_20_Inline"><text:span text:style-name="T12">+</text:span></text:span><text:span text:style-name="T12"> operator also has three candidate functions: two user-defined and the built-in </text:span><text:span text:style-name="Code_20_Inline"><text:span text:style-name="T12">+</text:span></text:span><text:span text:style-name="T12"> operator. You can immediately see that the compiler cannot use the built-in </text:span><text:span text:style-name="Code_20_Inline"><text:span text:style-name="T12">+</text:span></text:span><text:span text:style-name="T12"> operator to add a </text:span><text:span text:style-name="Code_20_Inline"><text:span text:style-name="T12">demo</text:span></text:span><text:span text:style-name="T12"> object. </text:span><text:span text:style-name="T12">That is an example of a function that is not viable. The next section explains how the compiler keeps only the viable candidate functions.</text:span></text:p>
      <text:p text:style-name="P11">Viable Functions</text:p>
      <text:p text:style-name="Body_20_Text_20_First">Once the compiler has its list of candidate functions, it examines the function call arguments and the candidate functions’ parameters, and decides which candidate functions are <text:span text:style-name="T2">viable</text:span><text:span text:style-name="T1">. A viable function is one for which the compiler can match up arguments with parameters, so that every parameter has an argument</text:span><text:span text:style-name="T1"><office:annotation><dc:creator>FWG</dc:creator><dc:date>2008-09-19T00:00:00</dc:date><text:p>possibly provided as a default argument.</text:p><text:p>---- FWG, 09/19/2008, 19:26 ----</text:p><text:p/></office:annotation></text:span><text:span text:style-name="T1">, and every argument is associated with a parameter.</text:span></text:p>
      <text:p text:style-name="P2">Step one toward determining viability is simply matching arguments to parameters, filling in default arguments if available. If any arguments are left over without parameters, that candidate function is not viable. If any parameters lack an argument, that candidate is not viable.<text:change text:change-id="ct160403720"/><text:change text:change-id="ct156967656"/><text:change text:change-id="ct153412504"/><text:change text:change-id="ct156873664"/><office:annotation><dc:creator>FWG</dc:creator><dc:date>2008-09-19T00:00:00</dc:date><text:p>I do not like this wording. Consider:</text:p><text:p>'The compiler considers only those parameters</text:p><text:p>where the caller prvides an explicit argument.'</text:p><text:p>---- FWG, 09/19/2008, 19:28 ----</text:p><text:p/></office:annotation>.</text:p>
      <text:p text:style-name="P2">In order to normalize member and non-member candidate functions, the compiler treats the class as an implicit parameter for all member functions and considers the target object of a member function call as an implicit argument.</text:p>
      <text:p text:style-name="P3">In addition to mere argument count, the compiler also ensures that it can convert each argument to the corresponding parameter type, using its normal rules for type conversion. If the compiler cannot convert an argument to the parameter type, the function is not viable.</text:p>
      <text:p text:style-name="Body_20_Text"><text:span text:style-name="T4">Of the four </text:span><text:span text:style-name="Code_20_Inline"><text:span text:style-name="T4">demo</text:span></text:span><text:span text:style-name="T4"> constructors in Listing </text:span><text:span text:style-name="T4"><text:variable-get text:name="chapter" office:value-type="float" style:data-style-name="N0">66</text:variable-get></text:span><text:span text:style-name="T4">-</text:span><text:span text:style-name="T4"><text:reference-ref text:reference-format="text" text:ref-name="candidate_functions_code">4</text:reference-ref></text:span><text:span text:style-name="T4">, the two-argument form is not viable on line </text:span><text:change-start text:change-id="ct155779808"/><text:span text:style-name="T4">5</text:span><text:change-end text:change-id="ct155779808"/><text:span text:style-name="T4">4</text:span><text:change text:change-id="ct157282536"/><text:span text:style-name="T4"> because it has the wrong number of arguments. The </text:span><text:span text:style-name="Code_20_Inline"><text:span text:style-name="T4">int </text:span></text:span><text:span text:style-name="T4">and </text:span><text:span text:style-name="Code_20_Inline"><text:span text:style-name="T4">long</text:span></text:span><text:span text:style-name="T4"> forms are not viable because the compiler cannot convert the other argument to either type. Thus, only one candidate is viable, so it is the one the compiler uses.</text:span></text:p>
      <text:p text:style-name="Body_20_Text"><text:span text:style-name="T4">One line </text:span><text:change-start text:change-id="ct152089640"/><text:span text:style-name="T4">55</text:span><text:change-end text:change-id="ct152089640"/><text:change text:change-id="ct160857688"/><text:span text:style-name="T4">, the built-in </text:span><text:span text:style-name="Code_20_Inline"><text:span text:style-name="T4">+</text:span></text:span><text:span text:style-name="T4"> operator is not viable, but both built-in forms are viable. The compiler must decide which one is better, as described in the next section.</text:span></text:p>
      <text:p text:style-name="P11">Best Viable Function</text:p>
      <text:p text:style-name="P16">Once the compiler has narrowed the candidate list to only the viable candidates, it must pick the best viable function as the one to call. The compiler determines which candidate is best by checking how it must convert the arguments to the corresponding parameter types.</text:p>
      <text:p text:style-name="P3"><text:soft-page-break/>The compiler has several tools at its disposal to convert one type to another. Many of these you’ve seen earlier in the book, such as promoting arithmetic types (Exploration 23), converting a derived-class reference to a base-class reference (Exploration 37), or calling a type-conversion operator (Exploration 6<text:change-start text:change-id="ct175716568"/>2<text:change-end text:change-id="ct175716568"/><text:change text:change-id="ct154719584"/>). The compiler assembles a series of conversions into an implicit conversion sequence (ICS), that is, a sequence of small conversion steps that it can apply to a function-call argument with the end result of converting the argument to the type of the corresponding function parameter.</text:p>
      <text:p text:style-name="P3">An ICS <text:change text:change-id="ct144126512"/><text:change-start text:change-id="ct156946464"/>may<text:change-end text:change-id="ct156946464"/> involve <text:change text:change-id="ct154515248"/><text:change-start text:change-id="ct154564720"/>standard<text:change-end text:change-id="ct154564720"/> conversions<text:change-start text:change-id="ct175097416"/> or user-defined conversions.<text:change-end text:change-id="ct175097416"/><text:change text:change-id="ct157152368"/> <text:change text:change-id="ct153976648"/><text:change-start text:change-id="ct157349192"/>A <text:span text:style-name="T2">standard</text:span><text:change-end text:change-id="ct157349192"/> conversion<text:change text:change-id="ct166935232"/><text:change-start text:change-id="ct151410808"/> is<text:change-end text:change-id="ct151410808"/> inherent in the C++ language<text:change-start text:change-id="ct173182816"/>, such as <text:change-end text:change-id="ct173182816"/><text:change-start text:change-id="ct141673992"/>arithmetic conversions. A<text:change-end text:change-id="ct141673992"/><text:change text:change-id="ct164713152"/> <text:span text:style-name="T2">user-defined</text:span> <text:change text:change-id="ct173172656"/><text:change-start text:change-id="ct164814584"/>conversion <text:change-end text:change-id="ct164814584"/>involv<text:change text:change-id="ct154771832"/><text:change-start text:change-id="ct151997200"/>es<text:change-end text:change-id="ct151997200"/> constructors and type conversion operators<text:change text:change-id="ct156791088"/><text:change-start text:change-id="ct175445360"/> on user-defined types<text:change-end text:change-id="ct175445360"/>. A user-defined ICS consists of a standard ICS, a single user-defined conversion, and another standard ICS.</text:p>
      <text:p text:style-name="P3">For example, converting <text:span text:style-name="Code_20_Inline">short </text:span>to <text:span text:style-name="Code_20_Inline">const int </text:span>is a standard ICS with two steps: promoting <text:span text:style-name="Code_20_Inline">short </text:span>to <text:span text:style-name="Code_20_Inline">int </text:span>and adding the <text:span text:style-name="Code_20_Inline">const </text:span>qualifier. Line 11 of Listing <text:variable-get text:name="chapter" office:value-type="float" style:data-style-name="N0">66</text:variable-get>-<text:reference-ref text:reference-format="text" text:ref-name="candidate_functions_code">4</text:reference-ref> demonstrates a user-defined ICS. It starts with a standard ICS that converts an array of <text:span text:style-name="Code_20_Inline">char </text:span>to a <text:span text:style-name="Code_20_Inline">char</text:span> pointer, then a user-defined conversion, namely, the <text:span text:style-name="Code_20_Inline">std::string</text:span> constructor.</text:p>
      <text:p text:style-name="P3">One exception is that invoking a copy constructor to copy identical source and destination type or derived-class source to a base-class type is a standard conversion, not user-defined conversion, even though the conversions invoke user-defined copy constructors.</text:p>
      <text:p text:style-name="Body_20_Text"><text:span text:style-name="T4">The compiler prefers a standard ICS over a user-defined ICS. In order to compare standard conversions, the compiler assigns each kind of standard conversion a </text:span><text:span text:style-name="T10">rank</text:span><text:span text:style-name="T4">, and prefers conversions with better rank. </text:span>The three ranks are<text:change-start text:change-id="ct144124616"/>, from best to worst<text:change-end text:change-id="ct144124616"/>: exact match, promotion, and conversion.</text:p>
      <text:p text:style-name="P3">An <text:span text:style-name="T2">exact match</text:span> is when the argument type is the same as the parameter type. Examples of exact match conversions are:</text:p>
      <text:list text:style-name="L1">
        <text:list-item>
          <text:p text:style-name="P24">changing only the qualification, e.g., the argument is type <text:span text:style-name="Code_20_Inline">int</text:span> and the parameter is <text:span text:style-name="Code_20_Inline">const</text:span> <text:span text:style-name="Code_20_Inline">int</text:span>,</text:p>
        </text:list-item>
        <text:list-item>
          <text:p>converting an array to a pointer (Exploration <text:change-start text:change-id="ct175207064"/>59<text:change-end text:change-id="ct175207064"/><text:change text:change-id="ct159434416"/>), e.g., <text:span text:style-name="Code_20_Inline">char[10]</text:span> to <text:span text:style-name="Code_20_Inline">char*</text:span>, and</text:p>
        </text:list-item>
        <text:list-item>
          <text:p>converting an lvalue to an rvalue, e.g., <text:span text:style-name="Code_20_Inline">int&amp;</text:span> to <text:span text:style-name="Code_20_Inline">int</text:span>.</text:p>
        </text:list-item>
      </text:list>
      <text:p text:style-name="P3">A <text:span text:style-name="T2">promotion</text:span> (Exploration 23) is an implicit conversion from a smaller arithmetic type (such as <text:span text:style-name="Code_20_Inline">short</text:span>) to a larger type (such as <text:span text:style-name="Code_20_Inline">int</text:span>).</text:p>
      <text:p text:style-name="P3">All other implicit type conversions have <text:span text:style-name="T2">conversion</text:span> rank, e.g., arithmetic conversions that discard information (such as <text:span text:style-name="Code_20_Inline">long</text:span> to <text:span text:style-name="Code_20_Inline">int</text:span>), and derived-class pointers to base-class pointers.</text:p>
      <text:p text:style-name="P3">The rank of an ICS is the worst rank of all the conversions in the sequence. For example, converting <text:span text:style-name="Code_20_Inline">short</text:span> to <text:span text:style-name="Code_20_Inline">const int</text:span> involves an <text:span text:style-name="T2">exact match</text:span> conversion (<text:span text:style-name="Code_20_Inline">const</text:span>) and a <text:span text:style-name="T2">promotion</text:span> (<text:span text:style-name="Code_20_Inline">short</text:span> to <text:span text:style-name="Code_20_Inline">int</text:span>), so the rank for the ICS is <text:span text:style-name="T2">promotion</text:span>.</text:p>
      <text:p text:style-name="P3">If one argument is an implicit object argument (for member function calls), the compiler ranks any conversions needed for it, too.</text:p>
      <text:p text:style-name="P3">The compiler applies the following rules to determine which of two ICSes is better:</text:p>
      <text:list text:style-name="L2">
        <text:list-item>
          <text:p text:style-name="P25">A standard ICS is better than a user-defined ICS.</text:p>
        </text:list-item>
        <text:list-item>
          <text:p>An ICS with better rank is better than an ICS with a worse rank.</text:p>
        </text:list-item>
        <text:list-item>
          <text:p>An ICS that is a proper subset of another ICS is better.</text:p>
        </text:list-item>
        <text:list-item>
          <text:p><text:soft-page-break/>A user-defined ICS, ICS1, is better than another user-defined ICS, ICS2, if they have the same user conversion, but the second standard conversion in ICS1 is better than the second standard conversion of ICS2.</text:p>
        </text:list-item>
        <text:list-item>
          <text:p>Less restrictive types are better than more restrictive ones, that is, an ICS with target type T1 is better than an ICS with target type T2 if T1 and T2 have the same base type, but T2 is <text:span text:style-name="Code_20_Inline">const </text:span>and T1 is not.</text:p>
        </text:list-item>
        <text:list-item>
          <text:p>A standard conversion sequence ICS1 is better than ICS2 if they have the same rank, but</text:p>
        </text:list-item>
        <text:list-item>
          <text:p>ICS1 converts a pointer to <text:span text:style-name="Code_20_Inline">bool</text:span><text:change text:change-id="ct166826464"/>, or</text:p>
        </text:list-item>
        <text:list-item>
          <text:p text:style-name="P21">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p text:style-name="Body_20_Text_20_Cont">If two conversion sequences are equally good, the compiler prefers a non-template function over a template function.<text:change-start text:change-id="ct151280192"/></text:p>
      <text:p text:style-name="SB_20_Head">Conversion to bool</text:p>
      <text:p text:style-name="SB_20_Body_20_First">You know that the <text:span text:style-name="Code_20_Inline">istream</text:span> or <text:span text:style-name="Code_20_Inline">ostream</text:span> objects have an implicit conversion to <text:span text:style-name="Code_20_Inline">bool</text:span> that returns <text:span text:style-name="Code_20_Inline">not fail()</text:span>.<text:change-end text:change-id="ct151280192"/><text:change-start text:change-id="ct165085144"/> They do not have a type conversion operator that return <text:span text:style-name="Code_20_Inline">bool</text:span>. Instead, the type conversion operator return <text:span text:style-name="Code_20_Inline">void*</text:span>, and the compiler implicitly converts the pointer to <text:span text:style-name="Code_20_Inline">bool</text:span>. As you can see in the overloading rules, the compiler prefers an ICS that converts a pointer to <text:span text:style-name="Code_20_Inline">bool</text:span>.</text:p>
      <text:p text:style-name="SB_20_Body">You should do the same for any class that you think should be usable as a condition. Implement a type conversion operator to <text:span text:style-name="Code_20_Inline">void</text:span> <text:span text:style-name="Code_20_Inline">const*</text:span>, and return a non-null pointer for true:</text:p>
      <text:p text:style-name="SB_20_Code_20_First">operator void const*() {</text:p>
      <text:p text:style-name="SB_20_Code"><text:s text:c="2"/>if (state_is_good())</text:p>
      <text:p text:style-name="SB_20_Code"><text:s text:c="4"/>return this;</text:p>
      <text:p text:style-name="SB_20_Code"><text:s text:c="2"/>else</text:p>
      <text:p text:style-name="SB_20_Code"><text:s text:c="4"/>return 0;</text:p>
      <text:p text:style-name="SB_20_Code_20_Last">}</text:p>
      <text:p text:style-name="SB_20_Body_20_First">Never write a type conversion operator to <text:span text:style-name="Code_20_Inline">bool</text:span>. The problem with such an operator is that it permits arithmetic on your object by implicitly converting <text:span text:style-name="Code_20_Inline">bool </text:span>to an <text:span text:style-name="Code_20_Inline">int</text:span>. A conversion to a pointer is safer and works just as well in a condition as a conversion to <text:span text:style-name="Code_20_Inline">bool</text:span>.<text:change-end text:change-id="ct165085144"/></text:p>
      <text:p text:style-name="Body_20_Text">Thus, for each viable candidate, the compiler determines the sequence of conversions it needs to convert each argument to the desired parameter type. It then ranks these sequences and tries to find the best by comparing pairs of sequences. If it finds one viable candidate that is unequivocally better than all the others, that one is the best viable candidate and is the one the <text:s/><text:change text:change-id="ct166474200"/>compiler uses. If the compiler cannot distinguish between two or more viable candidates at the top of the list, it reports an ambiguity error.</text:p>
      <text:p text:style-name="P6"><text:soft-page-break/>What output do you expect from the program in Listing <text:variable-get text:name="chapter" office:value-type="float" style:data-style-name="N0">66</text:variable-get>-<text:reference-ref text:reference-format="text" text:ref-name="candidate_functions_code">4</text:reference-ref>?</text:p>
      <text:p text:style-name="P17">~LLL</text:p>
      <text:p text:style-name="P17">~LLL</text:p>
      <text:p text:style-name="P17">~LLL</text:p>
      <text:p text:style-name="P17">~LLL</text:p>
      <text:p text:style-name="P17">~LLL</text:p>
      <text:p text:style-name="P3">Most of the time, common-sense rules help you understand how C++ resolves overloading. Sometimes, however, you find the compiler reporting an ambiguity when you did not expect any. Other times, the compiler cannot find any viable candidates<text:change text:change-id="ct175295976"/> when you expected it find at least one. The really bad cases are when you make a mistake and the compiler is able to find a unique best viable candidate anyway. Your tests fail, but when reading the code, you look in the wrong place because you expect the compiler to complain about bad code.</text:p>
      <text:p text:style-name="P3">Sometimes, your compiler helps you by identifying the viable candidates that are tied for best viable candidate, or showing you candidate functions when none of them are viable. Sometimes, however, you might need to sit down with the rules and go over them carefully to figure out why the compiler isn’t happy. To help you prepare for that day, Listing <text:variable-get text:name="chapter" office:value-type="float" style:data-style-name="N0">66</text:variable-get>-<text:reference-ref text:reference-format="text" text:ref-name="overload_problems_code">5</text:reference-ref> presents some overloading errors. <text:span text:style-name="T11">See if you can find and fix the problems.</text:span></text:p>
      <text:p text:style-name="Code_20_Caption"><text:hidden-text text:condition="ooow:" text:string-value=".cxx" text:is-hidden="true"/>Listing <text:variable-get text:name="chapter" office:value-type="float" style:data-style-name="N0">66</text:variable-get>-<text:reference-mark-start text:name="overload_problems_code"/><text:sequence text:ref-name="refText4" text:name="Text" text:formula="ooow:Text+1" style:num-format="1">5</text:sequence><text:reference-mark-end text:name="overload_problems_code"/>. Fix the overloading errors</text:p>
      <text:p text:style-name="Code_20_First">#include &lt;iostream&gt;</text:p>
      <text:p text:style-name="Code">#include &lt;ostream&gt;</text:p>
      <text:p text:style-name="Code">#include &lt;string&gt;</text:p>
      <text:p text:style-name="Code"/>
      <text:p text:style-name="Code">void easy(long) {}</text:p>
      <text:p text:style-name="Code">void easy(double) {}</text:p>
      <text:p text:style-name="Code">void call_easy() {</text:p>
      <text:p text:style-name="Code"><text:s text:c="3"/>easy(42);</text:p>
      <text:p text:style-name="Code">}</text:p>
      <text:p text:style-name="Code"/>
      <text:p text:style-name="Code">void pointer(double*) {}</text:p>
      <text:p text:style-name="Code">void pointer(void*) {}</text:p>
      <text:p text:style-name="Code">const int zero = 0;</text:p>
      <text:p text:style-name="Code">void call_pointer() {</text:p>
      <text:p text:style-name="Code"><text:s text:c="3"/>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 text:c="3"/>add(1, 2, 3L, 4.0);</text:p>
      <text:p text:style-name="Code">}</text:p>
      <text:p text:style-name="Code"/>
      <text:p text:style-name="Code">void ref(int const&amp;) {}</text:p>
      <text:p text:style-name="Code">void ref(int) {}</text:p>
      <text:p text:style-name="Code">void call_ref() {</text:p>
      <text:p text:style-name="Code"><text:soft-page-break/><text:s text:c="3"/>int x;</text:p>
      <text:p text:style-name="Code"><text:s text:c="3"/>ref(x);</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 text:c="3"/>sibling s;</text:p>
      <text:p text:style-name="Code"><text:s text:c="3"/>most_derived md;</text:p>
      <text:p text:style-name="Code"><text:s text:c="3"/>tree(md, s);</text:p>
      <text:p text:style-name="Code_20_Last">}</text:p>
      <text:p text:style-name="Body_20_Text_20_Cont">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The <text:span text:style-name="Code_20_Inline">add()</text:span> function has all <text:span text:style-name="Code_20_Inline">int</text:span> parameters, but one argument is <text:span text:style-name="Code_20_Inline">long</text:span> and another is <text:span text:style-name="Code_20_Inline">double</text:span>. No problem, the compiler can convert <text:span text:style-name="Code_20_Inline">long </text:span>to <text:span text:style-name="Code_20_Inline">int </text:span>and <text:span text:style-name="Code_20_Inline">double </text:span>to <text:span text:style-name="Code_20_Inline">int. </text:span>You might not like the results, but it can, so it does. In other words, the problem here is that the compiler does not have a problem with this function. This isn’t really an overloading problem, but you might not see it that way if you run into this problem at work.</text:p>
      <text:p text:style-name="Body_20_Tex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Both <text:span text:style-name="Code_20_Inline">tree()</text:span> functions 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office:annotation><dc:creator>RL</dc:creator><dc:date>2008-09-19T00:00:00</dc:date><text:p>Final comment perhaps the reader should </text:p><text:p>consider the following assertion:</text:p><text:p/><text:p>Overloaded functions should, in a well designed</text:p><text:p>piece of code, do the same thing conceptually</text:p><text:p>so if you care which function is called you should</text:p><text:p>perhaps reconsider the provided overloads.</text:p><text:p/><text:p>---- FWG, 09/19/2008, 19:36 ----</text:p><text:p/><text:p>There may be performance reasons to pick</text:p><text:p>one over another. In my experience, the</text:p><text:p>most common problem is that the compiler</text:p><text:p>complains when you don't expect it to.</text:p><text:p>---- RL, 10/04/2008, 22:44 ----</text:p><text:p/></office:annotation><text:change-start text:change-id="ct173428032"/></text:p>
      <text:p text:style-name="Heading_20_1">Default Arguments</text:p>
      <text:p text:style-name="Body_20_Text_20_First">Now that you are think overloading is so fri<text:change-end text:change-id="ct173428032"/><text:change-start text:change-id="ct161722248"/>ghtfully complicated that you never want to overload a function, I will add yet another complexity. C++ lets you define a default argument for a parameter, which <text:change-end text:change-id="ct161722248"/><text:change-start text:change-id="ct-1428341512"/>lets the function call omit a corresponding argument. You can define default arguments for any number of parameters, provided you begin with the right-most par<text:change-end text:change-id="ct-1428341512"/><text:change-start text:change-id="ct-1490072160"/>ameter and don’t skip any. You can provide default arguments for every parameter, if you wish. Default arguments are often easy to understand. Read Listing <text:variable-get text:name="chapter" office:value-type="float" style:data-style-name="N0">66</text:variable-get>-<text:reference-ref text:reference-format="text" text:ref-name="default_arguments_code">6</text:reference-ref> for an example.</text:p>
      <text:p text:style-name="Code_20_Caption"><text:soft-page-break/>Listing <text:variable-get text:name="chapter" office:value-type="float" style:data-style-name="N0">66</text:variable-get>-<text:reference-mark-start text:name="default_arguments_code"/><text:sequence text:ref-name="refText5" text:name="Text" text:formula="ooow:Text+1" style:num-format="1">6</text:sequence><text:reference-mark-end text:name="default_arguments_code"/>. Default Arguments</text:p>
      <text:p text:style-name="Code_20_First">#include &lt;iostream&gt;</text:p>
      <text:p text:style-name="Code">#include &lt;ostream&gt;</text:p>
      <text:p text:style-name="Code"/>
      <text:p text:style-name="Code">int add(int x = 0, int y = 0)</text:p>
      <text:p text:style-name="Code">{</text:p>
      <text:p text:style-name="Code"><text:s text:c="2"/>return x + y;</text:p>
      <text:p text:style-name="Code">}</text:p>
      <text:p text:style-name="Code"/>
      <text:p text:style-name="Code">int main()</text:p>
      <text:p text:style-name="Code">{</text:p>
      <text:p text:style-name="Code"><text:s text:c="2"/>std::cout &lt;&lt; <text:change-end text:change-id="ct-1490072160"/><text:change-start text:change-id="ct159857664"/>add() &lt;&lt; '\n';</text:p>
      <text:p text:style-name="Code"><text:s text:c="2"/>std::cout &lt;&lt; add(5)<text:change-end text:change-id="ct159857664"/><text:change-start text:change-id="ct161750840"/> &lt;&lt; '\n';</text:p>
      <text:p text:style-name="Code"><text:s text:c="2"/>std::cout &lt;&lt; add(32, add(4,<text:change-end text:change-id="ct161750840"/><text:change-start text:change-id="ct153605040"/> add(6))) &lt;&lt; '\n';</text:p>
      <text:p text:style-name="Code_20_Last">}</text:p>
      <text:p text:style-name="P6">What does the program in <text:variable-get text:name="chapter" office:value-type="float" style:data-style-name="N0">66</text:variable-get>-<text:reference-ref text:reference-format="text" text:ref-name="default_arguments_code">6</text:reference-ref> print?</text:p>
      <text:p text:style-name="Body_20_Text">~LLL</text:p>
      <text:p text:style-name="Body_20_Text">~LLL</text:p>
      <text:p text:style-name="Body_20_Text">~LLL<text:change-end text:change-id="ct153605040"/><text:change-start text:change-id="ct167047032"/></text:p>
      <text:p text:style-name="Body_20_Text">It’s not hard to see that the results are:</text:p>
      <text:p text:style-name="Results_20_First">0</text:p>
      <text:p text:style-name="Results">5</text:p>
      <text:p text:style-name="Results_20_Last">42</text:p>
      <text:p text:style-name="Body_20_Text_20_Cont">Default arguments <text:change-end text:change-id="ct167047032"/><text:change-start text:change-id="ct173838488"/>offer a shortcut in lieu of overloading. For example, instead of writing several constructors for the rational type, you can get by with one constructor and default arguments:</text:p>
      <text:p text:style-name="Code_20_First"><text:hidden-text text:condition="ooow:" text:string-value=".func" text:is-hidden="true"/>template&lt;class T&gt; cl<text:change-end text:change-id="ct173838488"/><text:change-start text:change-id="ct-1490122144"/>ass rational {</text:p>
      <text:p text:style-name="Code">public:</text:p>
      <text:p text:style-name="Code"><text:s text:c="2"/>rational(T const&amp; num = T(0), T const&amp; den = T(1))</text:p>
      <text:p text:style-name="Code"><text:s text:c="2"/>: numerator_(num), denominator(den)</text:p>
      <text:p text:style-name="Code"><text:s text:c="2"/>{</text:p>
      <text:p text:style-name="Code"><text:s text:c="4"/>reduce();</text:p>
      <text:p text:style-name="Code"><text:s text:c="2"/>}</text:p>
      <text:p text:style-name="Code"><text:s text:c="2"/>...omitted for brevity...</text:p>
      <text:p text:style-name="Code_20_Last">};</text:p>
      <text:p text:style-name="Body_20_Text_20_Cont">Our definition of a default constructor must change somewhat. Instead of being a constructor that takes no arguments, a default constructor is one that you can call with no arguments. <text:s/>This <text:span text:style-name="Code_20_Inline">rational</text:span> constructor meets that requirement.<text:change-end text:change-id="ct-1490122144"/><text:change-start text:change-id="ct151115056"/></text:p>
      <text:p text:style-name="Body_20_Text"><text:change-end text:change-id="ct151115056"/><text:change-start text:change-id="ct168445792"/>As you may have guessed, default arguments complicate overload resolution. <text:change-end text:change-id="ct168445792"/><text:change-start text:change-id="ct-1490185136"/>When the compiler searches for viable candidates, it checks every argument that explicitly appears in the function call, but does not check default argument types against their corresponding parameter types. As a result, <text:change-end text:change-id="ct-1490185136"/><text:change-start text:change-id="ct164955296"/>y<text:change-end text:change-id="ct164955296"/><text:change-start text:change-id="ct163650792"/>ou can run into ambiguous situations more easily with default arguments. For example, suppose you added the example <text:span text:style-name="Code_20_Inline">rat</text:span><text:change-end text:change-id="ct163650792"/><text:change-start text:change-id="ct174002296"/><text:span text:style-name="Code_20_Inline">ional</text:span> constructor to the existing class template. The following definitions would both result in ambiguity errors:</text:p>
      <text:p text:style-name="Code_20_First">rational&lt;int&gt; zero;</text:p>
      <text:p text:style-name="Code_20_Last">rational&lt;int&gt; one(1);<text:change-end text:change-id="ct174002296"/><text:change-start text:change-id="ct-1490606264"/></text:p>
      <text:p text:style-name="Body_20_Text"><text:change-end text:change-id="ct-1490606264"/><text:change-start text:change-id="ct163623104"/><text:soft-page-break/>Although you may not believe me, my intention was not to scare you away from overl<text:change-end text:change-id="ct163623104"/><text:change-start text:change-id="ct169843048"/>oading functions. <text:change-end text:change-id="ct169843048"/><text:change-start text:change-id="ct163802616"/>Rarely will you have to delve into the subtleties of overloading. Most of the time, you can rely on common sense.<text:change-end text:change-id="ct163802616"/><text:change-start text:change-id="ct163470472"/></text:p>
      <text:p text:style-name="Body_20_Text">When you write overloaded functions, be sure that every implementation of a particular function name has the same logical behavior.<text:change-end text:change-id="ct163470472"/><text:change-start text:change-id="ct175296944"/> It shouldn’t matter which exact function the compiler chooses.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text:change-end text:change-id="ct175296944"/><text:change-start text:change-id="ct166588552"/>, and you don’t need to concern yourself with the detailed rules as laid out in this Exploration.</text:p>
      <text:p text:style-name="Body_20_Text">But sometimes, the compiler disagrees with your common sense. <text:change-end text:change-id="ct166588552"/><text:change-start text:change-id="ct157031728"/>Knowing the compiler’s rules can help you escape from a jam when the compiler complains about an ambiguous overload or other problems.</text:p>
      <text:p text:style-name="Body_20_Text"><text:change-end text:change-id="ct157031728"/><text:change-start text:change-id="ct139827728"/>The next Exploration visits another aspect of C++ programming for which the rules can be complicated and scary: template metaprogramming.<text:change-end text:change-id="ct1398277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6 - Overloaded Functions</dc:title>
    <dc:subject>Exploring C++</dc:subject>
    <meta:initial-creator>Ray Lischner</meta:initial-creator>
    <meta:creation-date>2006-03-30T10:01:31</meta:creation-date>
    <dc:creator>Ray Lischner</dc:creator>
    <dc:date>2008-10-06T21:27:16</dc:date>
    <meta:editing-cycles>195</meta:editing-cycles>
    <meta:editing-duration>PT13H44M33S</meta:editing-duration>
    <meta:user-defined meta:name="codex-chapter-number">66</meta:user-defined>
    <meta:user-defined meta:name="codex-configfile">apress-cpp-dox.xml</meta:user-defined>
    <meta:user-defined meta:name="codex-doxygen"/>
    <meta:user-defined meta:name="Info 4"/>
    <meta:document-statistic meta:table-count="0" meta:image-count="0" meta:object-count="0" meta:page-count="12" meta:paragraph-count="345" meta:word-count="4181" meta:character-count="25325"/>
  </office:meta>
</office:document-meta>
</file>